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7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77, 'A', 52);">
            <text:p>insert into group_stage (id, tournament, group_code, squad) values (1, 1977, 'A', 52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77, 'A', 34);">
            <text:p>insert into group_stage (id, tournament, group_code, squad) values (2, 1977, 'A', 3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77, 'A', 33);">
            <text:p>insert into group_stage (id, tournament, group_code, squad) values (3, 1977, 'A', 33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77">
            <text:p>1977</text:p>
          </table:table-cell>
          <table:table-cell office:value-type="string">
            <text:p>A</text:p>
          </table:table-cell>
          <table:table-cell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77, 'A', 216);">
            <text:p>insert into group_stage (id, tournament, group_code, squad) values (4, 1977, 'A', 21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77, 'B', 598);">
            <text:p>insert into group_stage (id, tournament, group_code, squad) values (5, 197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504">
            <text:p>504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77, 'B', 504);">
            <text:p>insert into group_stage (id, tournament, group_code, squad) values (6, 1977, 'B', 50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36">
            <text:p>36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1977, 'B', 36);">
            <text:p>insert into group_stage (id, tournament, group_code, squad) values (7, 1977, 'B', 36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77">
            <text:p>1977</text:p>
          </table:table-cell>
          <table:table-cell office:value-type="string">
            <text:p>B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1977, 'B', 212);">
            <text:p>insert into group_stage (id, tournament, group_code, squad) values (8, 1977, 'B', 212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9, 1977, 'C', 55);">
            <text:p>insert into group_stage (id, tournament, group_code, squad) values (9, 1977, 'C', 55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98">
            <text:p>98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10, 1977, 'C', 98);">
            <text:p>insert into group_stage (id, tournament, group_code, squad) values (10, 1977, 'C', 98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11, 1977, 'C', 39);">
            <text:p>insert into group_stage (id, tournament, group_code, squad) values (11, 1977, 'C', 3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77">
            <text:p>1977</text:p>
          </table:table-cell>
          <table:table-cell office:value-type="string">
            <text:p>C</text:p>
          </table:table-cell>
          <table:table-cell office:value-type="float" office:value="225">
            <text:p>225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12, 1977, 'C', 225);">
            <text:p>insert into group_stage (id, tournament, group_code, squad) values (12, 1977, 'C', 22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13, 1977, 'D', 7097);">
            <text:p>insert into group_stage (id, tournament, group_code, squad) values (13, 1977, 'D', 709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14, 1977, 'D', 595);">
            <text:p>insert into group_stage (id, tournament, group_code, squad) values (14, 1977, 'D', 59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15, 1977, 'D', 964);">
            <text:p>insert into group_stage (id, tournament, group_code, squad) values (15, 1977, 'D', 964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" office:value-type="float" office:value="1977">
            <text:p>1977</text:p>
          </table:table-cell>
          <table:table-cell office:value-type="string">
            <text:p>D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16, 1977, 'D', 43);">
            <text:p>insert into group_stage (id, tournament, group_code, squad) values (16, 1977, 'D', 4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, '1977-06-27', 2, 216);">
            <text:p>insert into game (matchid, matchdate, game_type, country) values (1, '1977-06-27', 2, 21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">
            <text:p>2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20]" office:value-type="float" office:value="216">
            <text:p>21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, '1977-06-27', 2, 216);">
            <text:p>insert into game (matchid, matchdate, game_type, country) values (2, '1977-06-27', 2, 21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">
            <text:p>3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1]" office:value-type="float" office:value="216">
            <text:p>21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, '1977-06-30', 2, 216);">
            <text:p>insert into game (matchid, matchdate, game_type, country) values (3, '1977-06-30', 2, 21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">
            <text:p>4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22]" office:value-type="float" office:value="216">
            <text:p>21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, '1977-06-30', 2, 216);">
            <text:p>insert into game (matchid, matchdate, game_type, country) values (4, '1977-06-30', 2, 21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">
            <text:p>5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3]" office:value-type="float" office:value="216">
            <text:p>216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, '1977-07-03', 2, 216);">
            <text:p>insert into game (matchid, matchdate, game_type, country) values (5, '1977-07-03', 2, 21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6">
            <text:p>6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24]" office:value-type="float" office:value="216">
            <text:p>21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6, '1977-07-03', 2, 216);">
            <text:p>insert into game (matchid, matchdate, game_type, country) values (6, '1977-07-03', 2, 21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">
            <text:p>7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5]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, '1977-06-28', 2, 216);">
            <text:p>insert into game (matchid, matchdate, game_type, country) values (7, '1977-06-28', 2, 21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8">
            <text:p>8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26]" office:value-type="float" office:value="216">
            <text:p>21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8, '1977-06-28', 2, 216);">
            <text:p>insert into game (matchid, matchdate, game_type, country) values (8, '1977-06-28', 2, 21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9">
            <text:p>9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7]" office:value-type="float" office:value="216">
            <text:p>21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9, '1977-07-01', 2, 216);">
            <text:p>insert into game (matchid, matchdate, game_type, country) values (9, '1977-07-01', 2, 21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">
            <text:p>10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28]" office:value-type="float" office:value="216">
            <text:p>21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, '1977-07-01', 2, 216);">
            <text:p>insert into game (matchid, matchdate, game_type, country) values (10, '1977-07-01', 2, 21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1">
            <text:p>11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29]" office:value-type="float" office:value="216">
            <text:p>21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1, '1977-07-04', 2, 216);">
            <text:p>insert into game (matchid, matchdate, game_type, country) values (11, '1977-07-04', 2, 216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2">
            <text:p>12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30]" office:value-type="float" office:value="216">
            <text:p>216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2, '1977-07-04', 2, 216);">
            <text:p>insert into game (matchid, matchdate, game_type, country) values (12, '1977-07-04', 2, 216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3">
            <text:p>13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1]" office:value-type="float" office:value="216">
            <text:p>21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3, '1977-06-27', 2, 216);">
            <text:p>insert into game (matchid, matchdate, game_type, country) values (13, '1977-06-27', 2, 21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4">
            <text:p>14</text:p>
          </table:table-cell>
          <table:table-cell table:style-name="ce5" table:formula="of:=&quot;1977-06-27&quot;" office:value-type="string" office:string-value="1977-06-27">
            <text:p>1977-06-27</text:p>
          </table:table-cell>
          <table:table-cell office:value-type="float" office:value="2">
            <text:p>2</text:p>
          </table:table-cell>
          <table:table-cell table:formula="of:=[.D32]" office:value-type="float" office:value="216">
            <text:p>21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4, '1977-06-27', 2, 216);">
            <text:p>insert into game (matchid, matchdate, game_type, country) values (14, '1977-06-27', 2, 216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5">
            <text:p>15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3]" office:value-type="float" office:value="216">
            <text:p>21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, '1977-06-30', 2, 216);">
            <text:p>insert into game (matchid, matchdate, game_type, country) values (15, '1977-06-30', 2, 21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6">
            <text:p>16</text:p>
          </table:table-cell>
          <table:table-cell table:style-name="ce5" table:formula="of:=&quot;1977-06-30&quot;" office:value-type="string" office:string-value="1977-06-30">
            <text:p>1977-06-30</text:p>
          </table:table-cell>
          <table:table-cell office:value-type="float" office:value="2">
            <text:p>2</text:p>
          </table:table-cell>
          <table:table-cell table:formula="of:=[.D34]" office:value-type="float" office:value="216">
            <text:p>21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6, '1977-06-30', 2, 216);">
            <text:p>insert into game (matchid, matchdate, game_type, country) values (16, '1977-06-30', 2, 216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7">
            <text:p>17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5]" office:value-type="float" office:value="216">
            <text:p>216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7, '1977-07-03', 2, 216);">
            <text:p>insert into game (matchid, matchdate, game_type, country) values (17, '1977-07-03', 2, 21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8">
            <text:p>18</text:p>
          </table:table-cell>
          <table:table-cell table:style-name="ce5" table:formula="of:=&quot;1977-07-03&quot;" office:value-type="string" office:string-value="1977-07-03">
            <text:p>1977-07-03</text:p>
          </table:table-cell>
          <table:table-cell office:value-type="float" office:value="2">
            <text:p>2</text:p>
          </table:table-cell>
          <table:table-cell table:formula="of:=[.D36]" office:value-type="float" office:value="216">
            <text:p>216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8, '1977-07-03', 2, 216);">
            <text:p>insert into game (matchid, matchdate, game_type, country) values (18, '1977-07-03', 2, 216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9">
            <text:p>19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7]" office:value-type="float" office:value="216">
            <text:p>21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, '1977-06-28', 2, 216);">
            <text:p>insert into game (matchid, matchdate, game_type, country) values (19, '1977-06-28', 2, 216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0">
            <text:p>20</text:p>
          </table:table-cell>
          <table:table-cell table:style-name="ce5" table:formula="of:=&quot;1977-06-28&quot;" office:value-type="string" office:string-value="1977-06-28">
            <text:p>1977-06-28</text:p>
          </table:table-cell>
          <table:table-cell office:value-type="float" office:value="2">
            <text:p>2</text:p>
          </table:table-cell>
          <table:table-cell table:formula="of:=[.D38]" office:value-type="float" office:value="216">
            <text:p>21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0, '1977-06-28', 2, 216);">
            <text:p>insert into game (matchid, matchdate, game_type, country) values (20, '1977-06-28', 2, 216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1">
            <text:p>21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39]" office:value-type="float" office:value="216">
            <text:p>21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1, '1977-07-01', 2, 216);">
            <text:p>insert into game (matchid, matchdate, game_type, country) values (21, '1977-07-01', 2, 216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2">
            <text:p>22</text:p>
          </table:table-cell>
          <table:table-cell table:style-name="ce5" table:formula="of:=&quot;1977-07-01&quot;" office:value-type="string" office:string-value="1977-07-01">
            <text:p>1977-07-01</text:p>
          </table:table-cell>
          <table:table-cell office:value-type="float" office:value="2">
            <text:p>2</text:p>
          </table:table-cell>
          <table:table-cell table:formula="of:=[.D40]" office:value-type="float" office:value="216">
            <text:p>21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2, '1977-07-01', 2, 216);">
            <text:p>insert into game (matchid, matchdate, game_type, country) values (22, '1977-07-01', 2, 21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3">
            <text:p>23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1]" office:value-type="float" office:value="216">
            <text:p>21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3, '1977-07-04', 2, 216);">
            <text:p>insert into game (matchid, matchdate, game_type, country) values (23, '1977-07-04', 2, 21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4">
            <text:p>24</text:p>
          </table:table-cell>
          <table:table-cell table:style-name="ce5" table:formula="of:=&quot;1977-07-04&quot;" office:value-type="string" office:string-value="1977-07-04">
            <text:p>1977-07-04</text:p>
          </table:table-cell>
          <table:table-cell office:value-type="float" office:value="2">
            <text:p>2</text:p>
          </table:table-cell>
          <table:table-cell table:formula="of:=[.D42]" office:value-type="float" office:value="216">
            <text:p>216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4, '1977-07-04', 2, 216);">
            <text:p>insert into game (matchid, matchdate, game_type, country) values (24, '1977-07-04', 2, 216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5">
            <text:p>25</text:p>
          </table:table-cell>
          <table:table-cell table:style-name="ce5" table:formula="of:=&quot;1977-07-06&quot;" office:value-type="string" office:string-value="1977-07-06">
            <text:p>1977-07-06</text:p>
          </table:table-cell>
          <table:table-cell office:value-type="float" office:value="4">
            <text:p>4</text:p>
          </table:table-cell>
          <table:table-cell table:formula="of:=[.D43]" office:value-type="float" office:value="216">
            <text:p>216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5, '1977-07-06', 4, 216);">
            <text:p>insert into game (matchid, matchdate, game_type, country) values (25, '1977-07-06', 4, 216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6">
            <text:p>26</text:p>
          </table:table-cell>
          <table:table-cell table:style-name="ce5" table:formula="of:=&quot;1977-07-07&quot;" office:value-type="string" office:string-value="1977-07-07">
            <text:p>1977-07-07</text:p>
          </table:table-cell>
          <table:table-cell office:value-type="float" office:value="4">
            <text:p>4</text:p>
          </table:table-cell>
          <table:table-cell table:formula="of:=[.D44]" office:value-type="float" office:value="216">
            <text:p>216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6, '1977-07-07', 4, 216);">
            <text:p>insert into game (matchid, matchdate, game_type, country) values (26, '1977-07-07', 4, 216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7">
            <text:p>27</text:p>
          </table:table-cell>
          <table:table-cell table:style-name="ce5" table:formula="of:=&quot;1977-07-09&quot;" office:value-type="string" office:string-value="1977-07-09">
            <text:p>1977-07-09</text:p>
          </table:table-cell>
          <table:table-cell office:value-type="float" office:value="5">
            <text:p>5</text:p>
          </table:table-cell>
          <table:table-cell table:formula="of:=[.D45]" office:value-type="float" office:value="216">
            <text:p>216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7, '1977-07-09', 5, 216);">
            <text:p>insert into game (matchid, matchdate, game_type, country) values (27, '1977-07-09', 5, 216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8">
            <text:p>28</text:p>
          </table:table-cell>
          <table:table-cell table:style-name="ce5" table:formula="of:=&quot;1977-07-10&quot;" office:value-type="string" office:string-value="1977-07-10">
            <text:p>1977-07-10</text:p>
          </table:table-cell>
          <table:table-cell office:value-type="float" office:value="6">
            <text:p>6</text:p>
          </table:table-cell>
          <table:table-cell table:formula="of:=[.D46]" office:value-type="float" office:value="216">
            <text:p>216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8, '1977-07-10', 6, 216);">
            <text:p>insert into game (matchid, matchdate, game_type, country) values (28, '1977-07-10', 6, 21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, 1, 33, 2, 2, 2);">
            <text:p>insert into game_score (id, matchid, squad, goals, points, time_type) values (1, 1, 33, 2, 2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2">
            <text:p>2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, 1, 33, 0, 0, 1);">
            <text:p>insert into game_score (id, matchid, squad, goals, points, time_type) values (2, 1, 33, 0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3">
            <text:p>3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, 1, 34, 1, 0, 2);">
            <text:p>insert into game_score (id, matchid, squad, goals, points, time_type) values (3, 1, 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4">
            <text:p>4</text:p>
          </table:table-cell>
          <table:table-cell table:style-name="ce3" table:formula="of:=[.B50]" office:value-type="float" office:value="1">
            <text:p>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, 1, 34, 1, 0, 1);">
            <text:p>insert into game_score (id, matchid, squad, goals, points, time_type) values (4, 1, 34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5">
            <text:p>5</text:p>
          </table:table-cell>
          <table:table-cell table:style-name="ce4" table:formula="of:=[.B50]+1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, 2, 52, 6, 2, 2);">
            <text:p>insert into game_score (id, matchid, squad, goals, points, time_type) values (5, 2, 52, 6, 2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6">
            <text:p>6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6, 2, 52, 0, 0, 1);">
            <text:p>insert into game_score (id, matchid, squad, goals, points, time_type) values (6, 2, 52, 0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7">
            <text:p>7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, 2, 216, 0, 0, 2);">
            <text:p>insert into game_score (id, matchid, squad, goals, points, time_type) values (7, 2, 216, 0, 0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8">
            <text:p>8</text:p>
          </table:table-cell>
          <table:table-cell table:style-name="ce4" table:formula="of:=[.B54]" office:value-type="float" office:value="2">
            <text:p>2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, 2, 216, 0, 0, 1);">
            <text:p>insert into game_score (id, matchid, squad, goals, points, time_type) values (8, 2, 216, 0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9">
            <text:p>9</text:p>
          </table:table-cell>
          <table:table-cell table:style-name="ce3" table:formula="of:=[.B54]+1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9, 3, 34, 1, 1, 2);">
            <text:p>insert into game_score (id, matchid, squad, goals, points, time_type) values (9, 3, 34, 1, 1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0">
            <text:p>10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0, 3, 34, 0, 0, 1);">
            <text:p>insert into game_score (id, matchid, squad, goals, points, time_type) values (10, 3, 34, 0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1">
            <text:p>11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1, 3, 52, 1, 1, 2);">
            <text:p>insert into game_score (id, matchid, squad, goals, points, time_type) values (11, 3, 52, 1, 1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2">
            <text:p>12</text:p>
          </table:table-cell>
          <table:table-cell table:style-name="ce3" table:formula="of:=[.B58]" office:value-type="float" office:value="3">
            <text:p>3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2, 3, 52, 0, 0, 1);">
            <text:p>insert into game_score (id, matchid, squad, goals, points, time_type) values (12, 3, 5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3">
            <text:p>13</text:p>
          </table:table-cell>
          <table:table-cell table:style-name="ce4" table:formula="of:=[.B58]+1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, 4, 216, 0, 0, 2);">
            <text:p>insert into game_score (id, matchid, squad, goals, points, time_type) values (13, 4, 216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4">
            <text:p>14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, 4, 216, 0, 0, 1);">
            <text:p>insert into game_score (id, matchid, squad, goals, points, time_type) values (14, 4, 216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5">
            <text:p>15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5, 4, 33, 1, 2, 2);">
            <text:p>insert into game_score (id, matchid, squad, goals, points, time_type) values (15, 4, 33, 1, 2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6">
            <text:p>16</text:p>
          </table:table-cell>
          <table:table-cell table:style-name="ce4" table:formula="of:=[.B62]" office:value-type="float" office:value="4">
            <text:p>4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, 4, 33, 1, 0, 1);">
            <text:p>insert into game_score (id, matchid, squad, goals, points, time_type) values (16, 4, 33, 1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7">
            <text:p>17</text:p>
          </table:table-cell>
          <table:table-cell table:style-name="ce3" table:formula="of:=[.B62]+1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7, 5, 33, 1, 1, 2);">
            <text:p>insert into game_score (id, matchid, squad, goals, points, time_type) values (17, 5, 33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8">
            <text:p>18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8, 5, 33, 0, 0, 1);">
            <text:p>insert into game_score (id, matchid, squad, goals, points, time_type) values (18, 5, 33, 0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9">
            <text:p>19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9, 5, 52, 1, 1, 2);">
            <text:p>insert into game_score (id, matchid, squad, goals, points, time_type) values (19, 5, 52, 1, 1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20">
            <text:p>20</text:p>
          </table:table-cell>
          <table:table-cell table:style-name="ce3" table:formula="of:=[.B66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21">
            <text:p>21</text:p>
          </table:table-cell>
          <table:table-cell table:style-name="ce4" table:formula="of:=[.B66]+1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1, 6, 34, 0, 0, 2);">
            <text:p>insert into game_score (id, matchid, squad, goals, points, time_type) values (21, 6, 34, 0, 0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2">
            <text:p>22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34">
            <text:p>3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2, 6, 34, 0, 0, 1);">
            <text:p>insert into game_score (id, matchid, squad, goals, points, time_type) values (22, 6, 34, 0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3">
            <text:p>23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, 6, 216, 1, 2, 2);">
            <text:p>insert into game_score (id, matchid, squad, goals, points, time_type) values (23, 6, 216, 1, 2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4">
            <text:p>24</text:p>
          </table:table-cell>
          <table:table-cell table:style-name="ce4" table:formula="of:=[.B70]" office:value-type="float" office:value="6">
            <text:p>6</text:p>
          </table:table-cell>
          <table:table-cell table:style-name="Default" office:value-type="float" office:value="216">
            <text:p>21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, 6, 216, 0, 0, 1);">
            <text:p>insert into game_score (id, matchid, squad, goals, points, time_type) values (24, 6, 216, 0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25">
            <text:p>25</text:p>
          </table:table-cell>
          <table:table-cell table:style-name="ce3" table:formula="of:=[.B70]+1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5, 7, 212, 0, 0, 2);">
            <text:p>insert into game_score (id, matchid, squad, goals, points, time_type) values (25, 7, 212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6">
            <text:p>26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212">
            <text:p>2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6, 7, 212, 0, 0, 1);">
            <text:p>insert into game_score (id, matchid, squad, goals, points, time_type) values (26, 7, 212, 0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27">
            <text:p>27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7, 7, 504, 1, 2, 2);">
            <text:p>insert into game_score (id, matchid, squad, goals, points, time_type) values (27, 7, 504, 1, 2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8">
            <text:p>28</text:p>
          </table:table-cell>
          <table:table-cell table:style-name="ce3" table:formula="of:=[.B74]" office:value-type="float" office:value="7">
            <text:p>7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8, 7, 504, 0, 0, 1);">
            <text:p>insert into game_score (id, matchid, squad, goals, points, time_type) values (28, 7, 504, 0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29">
            <text:p>29</text:p>
          </table:table-cell>
          <table:table-cell table:style-name="ce4" table:formula="of:=[.B74]+1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9, 8, 598, 2, 2, 2);">
            <text:p>insert into game_score (id, matchid, squad, goals, points, time_type) values (29, 8, 598, 2, 2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30">
            <text:p>30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0, 8, 598, 2, 0, 1);">
            <text:p>insert into game_score (id, matchid, squad, goals, points, time_type) values (30, 8, 598, 2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1">
            <text:p>31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, 8, 36, 1, 0, 2);">
            <text:p>insert into game_score (id, matchid, squad, goals, points, time_type) values (31, 8, 36, 1, 0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">
            <text:p>32</text:p>
          </table:table-cell>
          <table:table-cell table:style-name="ce4" table:formula="of:=[.B78]" office:value-type="float" office:value="8">
            <text:p>8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, 8, 36, 1, 0, 1);">
            <text:p>insert into game_score (id, matchid, squad, goals, points, time_type) values (32, 8, 36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33">
            <text:p>33</text:p>
          </table:table-cell>
          <table:table-cell table:style-name="ce3" table:formula="of:=[.B78]+1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, 9, 504, 0, 0, 2);">
            <text:p>insert into game_score (id, matchid, squad, goals, points, time_type) values (33, 9, 504, 0, 0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4">
            <text:p>34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04">
            <text:p>50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4, 9, 504, 0, 0, 1);">
            <text:p>insert into game_score (id, matchid, squad, goals, points, time_type) values (34, 9, 504, 0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35">
            <text:p>35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5, 9, 598, 1, 2, 2);">
            <text:p>insert into game_score (id, matchid, squad, goals, points, time_type) values (35, 9, 598, 1, 2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6">
            <text:p>36</text:p>
          </table:table-cell>
          <table:table-cell table:style-name="ce3" table:formula="of:=[.B82]" office:value-type="float" office:value="9">
            <text:p>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6, 9, 598, 1, 0, 1);">
            <text:p>insert into game_score (id, matchid, squad, goals, points, time_type) values (36, 9, 598, 1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7">
            <text:p>37</text:p>
          </table:table-cell>
          <table:table-cell table:style-name="ce4" table:formula="of:=[.B82]+1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7, 10, 36, 2, 2, 2);">
            <text:p>insert into game_score (id, matchid, squad, goals, points, time_type) values (37, 10, 36, 2, 2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">
            <text:p>38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, 10, 36, 1, 0, 1);">
            <text:p>insert into game_score (id, matchid, squad, goals, points, time_type) values (38, 10, 36, 1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9">
            <text:p>39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9, 10, 212, 0, 0, 2);">
            <text:p>insert into game_score (id, matchid, squad, goals, points, time_type) values (39, 10, 212, 0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0">
            <text:p>40</text:p>
          </table:table-cell>
          <table:table-cell table:style-name="ce4" table:formula="of:=[.B86]" office:value-type="float" office:value="10">
            <text:p>10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0, 10, 212, 0, 0, 1);">
            <text:p>insert into game_score (id, matchid, squad, goals, points, time_type) values (40, 10, 212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1">
            <text:p>41</text:p>
          </table:table-cell>
          <table:table-cell table:style-name="ce3" table:formula="of:=[.B86]+1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1, 11, 36, 0, 0, 2);">
            <text:p>insert into game_score (id, matchid, squad, goals, points, time_type) values (41, 11, 36, 0, 0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2">
            <text:p>42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2, 11, 36, 0, 0, 1);">
            <text:p>insert into game_score (id, matchid, squad, goals, points, time_type) values (42, 11, 36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">
            <text:p>43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, 11, 504, 2, 2, 2);">
            <text:p>insert into game_score (id, matchid, squad, goals, points, time_type) values (43, 11, 504, 2, 2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4">
            <text:p>44</text:p>
          </table:table-cell>
          <table:table-cell table:style-name="ce3" table:formula="of:=[.B90]" office:value-type="float" office:value="11">
            <text:p>11</text:p>
          </table:table-cell>
          <table:table-cell table:style-name="ce3" office:value-type="float" office:value="504">
            <text:p>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4, 11, 504, 2, 0, 1);">
            <text:p>insert into game_score (id, matchid, squad, goals, points, time_type) values (44, 11, 504, 2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5">
            <text:p>45</text:p>
          </table:table-cell>
          <table:table-cell table:style-name="ce4" table:formula="of:=[.B90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">
            <text:p>46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, 12, 598, 2, 0, 1);">
            <text:p>insert into game_score (id, matchid, squad, goals, points, time_type) values (46, 12, 598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7">
            <text:p>47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7, 12, 212, 0, 0, 2);">
            <text:p>insert into game_score (id, matchid, squad, goals, points, time_type) values (47, 12, 212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8">
            <text:p>48</text:p>
          </table:table-cell>
          <table:table-cell table:style-name="ce4" table:formula="of:=[.B94]" office:value-type="float" office:value="12">
            <text:p>12</text:p>
          </table:table-cell>
          <table:table-cell table:style-name="Default" office:value-type="float" office:value="212">
            <text:p>21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8, 12, 212, 0, 0, 1);">
            <text:p>insert into game_score (id, matchid, squad, goals, points, time_type) values (48, 12, 212, 0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49">
            <text:p>49</text:p>
          </table:table-cell>
          <table:table-cell table:style-name="ce3" table:formula="of:=[.B94]+1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9, 13, 39, 1, 1, 2);">
            <text:p>insert into game_score (id, matchid, squad, goals, points, time_type) values (49, 13, 39, 1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0">
            <text:p>50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0, 13, 39, 1, 0, 1);">
            <text:p>insert into game_score (id, matchid, squad, goals, points, time_type) values (50, 13, 39, 1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1">
            <text:p>51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1, 13, 225, 1, 1, 2);">
            <text:p>insert into game_score (id, matchid, squad, goals, points, time_type) values (51, 13, 225, 1, 1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2">
            <text:p>52</text:p>
          </table:table-cell>
          <table:table-cell table:style-name="ce3" table:formula="of:=[.B98]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2, 13, 225, 0, 0, 1);">
            <text:p>insert into game_score (id, matchid, squad, goals, points, time_type) values (52, 13, 225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3">
            <text:p>53</text:p>
          </table:table-cell>
          <table:table-cell table:style-name="ce4" table:formula="of:=[.B98]+1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3, 14, 55, 5, 2, 2);">
            <text:p>insert into game_score (id, matchid, squad, goals, points, time_type) values (53, 14, 55, 5, 2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">
            <text:p>54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, 14, 55, 4, 0, 1);">
            <text:p>insert into game_score (id, matchid, squad, goals, points, time_type) values (54, 14, 55, 4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5">
            <text:p>55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5, 14, 98, 1, 0, 2);">
            <text:p>insert into game_score (id, matchid, squad, goals, points, time_type) values (55, 14, 98, 1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6">
            <text:p>56</text:p>
          </table:table-cell>
          <table:table-cell table:style-name="ce4" table:formula="of:=[.B102]" office:value-type="float" office:value="14">
            <text:p>14</text:p>
          </table:table-cell>
          <table:table-cell table:style-name="Default" office:value-type="float" office:value="98">
            <text:p>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6, 14, 98, 0, 0, 1);">
            <text:p>insert into game_score (id, matchid, squad, goals, points, time_type) values (56, 14, 98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57">
            <text:p>57</text:p>
          </table:table-cell>
          <table:table-cell table:style-name="ce3" table:formula="of:=[.B102]+1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7, 15, 98, 0, 1, 2);">
            <text:p>insert into game_score (id, matchid, squad, goals, points, time_type) values (57, 15, 98, 0, 1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8">
            <text:p>58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98">
            <text:p>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8, 15, 98, 0, 0, 1);">
            <text:p>insert into game_score (id, matchid, squad, goals, points, time_type) values (58, 15, 98, 0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59">
            <text:p>59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9, 15, 39, 0, 1, 2);">
            <text:p>insert into game_score (id, matchid, squad, goals, points, time_type) values (59, 15, 39, 0, 1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60">
            <text:p>60</text:p>
          </table:table-cell>
          <table:table-cell table:style-name="ce3" table:formula="of:=[.B106]" office:value-type="float" office:value="15">
            <text:p>15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0, 15, 39, 0, 0, 1);">
            <text:p>insert into game_score (id, matchid, squad, goals, points, time_type) values (60, 15, 39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61">
            <text:p>61</text:p>
          </table:table-cell>
          <table:table-cell table:style-name="ce4" table:formula="of:=[.B106]+1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1, 16, 225, 1, 1, 2);">
            <text:p>insert into game_score (id, matchid, squad, goals, points, time_type) values (61, 16, 225, 1, 1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2">
            <text:p>62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2, 16, 225, 0, 0, 1);">
            <text:p>insert into game_score (id, matchid, squad, goals, points, time_type) values (62, 16, 225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3">
            <text:p>63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, 16, 55, 1, 1, 2);">
            <text:p>insert into game_score (id, matchid, squad, goals, points, time_type) values (63, 16, 55, 1, 1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4">
            <text:p>64</text:p>
          </table:table-cell>
          <table:table-cell table:style-name="ce4" table:formula="of:=[.B110]" office:value-type="float" office:value="16">
            <text:p>16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4, 16, 55, 0, 0, 1);">
            <text:p>insert into game_score (id, matchid, squad, goals, points, time_type) values (64, 16, 55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65">
            <text:p>65</text:p>
          </table:table-cell>
          <table:table-cell table:style-name="ce3" table:formula="of:=[.B110]+1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5, 17, 98, 3, 2, 2);">
            <text:p>insert into game_score (id, matchid, squad, goals, points, time_type) values (65, 17, 98, 3, 2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6">
            <text:p>66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6, 17, 98, 1, 0, 1);">
            <text:p>insert into game_score (id, matchid, squad, goals, points, time_type) values (66, 17, 98, 1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67">
            <text:p>67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7, 17, 225, 0, 0, 2);">
            <text:p>insert into game_score (id, matchid, squad, goals, points, time_type) values (67, 17, 225, 0, 0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8">
            <text:p>68</text:p>
          </table:table-cell>
          <table:table-cell table:style-name="ce3" table:formula="of:=[.B114]" office:value-type="float" office:value="17">
            <text:p>17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8, 17, 225, 0, 0, 1);">
            <text:p>insert into game_score (id, matchid, squad, goals, points, time_type) values (68, 17, 225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69">
            <text:p>69</text:p>
          </table:table-cell>
          <table:table-cell table:style-name="ce4" table:formula="of:=[.B114]+1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9, 18, 55, 2, 2, 2);">
            <text:p>insert into game_score (id, matchid, squad, goals, points, time_type) values (69, 18, 55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70">
            <text:p>70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70, 18, 55, 1, 0, 1);">
            <text:p>insert into game_score (id, matchid, squad, goals, points, time_type) values (70, 18, 55, 1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1">
            <text:p>71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1, 18, 39, 0, 0, 2);">
            <text:p>insert into game_score (id, matchid, squad, goals, points, time_type) values (71, 18, 39, 0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2">
            <text:p>72</text:p>
          </table:table-cell>
          <table:table-cell table:style-name="ce4" table:formula="of:=[.B118]" office:value-type="float" office:value="18">
            <text:p>18</text:p>
          </table:table-cell>
          <table:table-cell table:style-name="Default" office:value-type="float" office:value="39">
            <text:p>3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2, 18, 39, 0, 0, 1);">
            <text:p>insert into game_score (id, matchid, squad, goals, points, time_type) values (72, 18, 39, 0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73">
            <text:p>73</text:p>
          </table:table-cell>
          <table:table-cell table:style-name="ce3" table:formula="of:=[.B118]+1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3, 19, 7097, 3, 2, 2);">
            <text:p>insert into game_score (id, matchid, squad, goals, points, time_type) values (73, 19, 7097, 3, 2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4">
            <text:p>74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7097">
            <text:p>7097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4, 19, 7097, 3, 0, 1);">
            <text:p>insert into game_score (id, matchid, squad, goals, points, time_type) values (74, 19, 7097, 3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75">
            <text:p>75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5, 19, 964, 1, 0, 2);">
            <text:p>insert into game_score (id, matchid, squad, goals, points, time_type) values (75, 19, 964, 1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6">
            <text:p>76</text:p>
          </table:table-cell>
          <table:table-cell table:style-name="ce3" table:formula="of:=[.B122]" office:value-type="float" office:value="19">
            <text:p>19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6, 19, 964, 0, 0, 1);">
            <text:p>insert into game_score (id, matchid, squad, goals, points, time_type) values (76, 19, 964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77">
            <text:p>77</text:p>
          </table:table-cell>
          <table:table-cell table:style-name="ce4" table:formula="of:=[.B122]+1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7, 20, 43, 0, 0, 2);">
            <text:p>insert into game_score (id, matchid, squad, goals, points, time_type) values (77, 20, 43, 0, 0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8">
            <text:p>78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8, 20, 43, 0, 0, 1);">
            <text:p>insert into game_score (id, matchid, squad, goals, points, time_type) values (78, 20, 43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9">
            <text:p>79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9, 20, 595, 1, 2, 2);">
            <text:p>insert into game_score (id, matchid, squad, goals, points, time_type) values (79, 20, 595, 1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80">
            <text:p>80</text:p>
          </table:table-cell>
          <table:table-cell table:style-name="ce4" table:formula="of:=[.B126]" office:value-type="float" office:value="20">
            <text:p>20</text:p>
          </table:table-cell>
          <table:table-cell table:style-name="Default" office:value-type="float" office:value="595">
            <text:p>59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0, 20, 595, 0, 0, 1);">
            <text:p>insert into game_score (id, matchid, squad, goals, points, time_type) values (80, 20, 595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81">
            <text:p>81</text:p>
          </table:table-cell>
          <table:table-cell table:style-name="ce3" table:formula="of:=[.B126]+1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, 21, 964, 5, 2, 2);">
            <text:p>insert into game_score (id, matchid, squad, goals, points, time_type) values (81, 21, 964, 5, 2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2">
            <text:p>82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2, 21, 964, 3, 0, 1);">
            <text:p>insert into game_score (id, matchid, squad, goals, points, time_type) values (82, 21, 964, 3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3">
            <text:p>83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3, 21, 43, 1, 0, 2);">
            <text:p>insert into game_score (id, matchid, squad, goals, points, time_type) values (83, 21, 43, 1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4">
            <text:p>84</text:p>
          </table:table-cell>
          <table:table-cell table:style-name="ce3" table:formula="of:=[.B130]" office:value-type="float" office:value="21">
            <text:p>2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4, 21, 43, 1, 0, 1);">
            <text:p>insert into game_score (id, matchid, squad, goals, points, time_type) values (84, 21, 43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85">
            <text:p>85</text:p>
          </table:table-cell>
          <table:table-cell table:style-name="ce4" table:formula="of:=[.B130]+1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5, 22, 595, 1, 0, 2);">
            <text:p>insert into game_score (id, matchid, squad, goals, points, time_type) values (85, 22, 595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6">
            <text:p>86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595">
            <text:p>59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6, 22, 595, 1, 0, 1);">
            <text:p>insert into game_score (id, matchid, squad, goals, points, time_type) values (86, 22, 59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7">
            <text:p>87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7, 22, 7097, 2, 2, 2);">
            <text:p>insert into game_score (id, matchid, squad, goals, points, time_type) values (87, 22, 7097, 2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8">
            <text:p>88</text:p>
          </table:table-cell>
          <table:table-cell table:style-name="ce4" table:formula="of:=[.B134]" office:value-type="float" office:value="22">
            <text:p>22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8, 22, 7097, 1, 0, 1);">
            <text:p>insert into game_score (id, matchid, squad, goals, points, time_type) values (88, 22, 7097, 1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89">
            <text:p>89</text:p>
          </table:table-cell>
          <table:table-cell table:style-name="ce3" table:formula="of:=[.B134]+1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9, 23, 595, 4, 2, 2);">
            <text:p>insert into game_score (id, matchid, squad, goals, points, time_type) values (89, 23, 595, 4, 2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90">
            <text:p>90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90, 23, 595, 2, 0, 1);">
            <text:p>insert into game_score (id, matchid, squad, goals, points, time_type) values (90, 23, 595, 2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1">
            <text:p>91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1, 23, 964, 0, 0, 2);">
            <text:p>insert into game_score (id, matchid, squad, goals, points, time_type) values (91, 23, 964, 0, 0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2">
            <text:p>92</text:p>
          </table:table-cell>
          <table:table-cell table:style-name="ce3" table:formula="of:=[.B138]" office:value-type="float" office:value="23">
            <text:p>2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2, 23, 964, 0, 0, 1);">
            <text:p>insert into game_score (id, matchid, squad, goals, points, time_type) values (92, 23, 964, 0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93">
            <text:p>93</text:p>
          </table:table-cell>
          <table:table-cell table:style-name="ce4" table:formula="of:=[.B138]+1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3, 24, 43, 0, 1, 2);">
            <text:p>insert into game_score (id, matchid, squad, goals, points, time_type) values (93, 24, 43, 0, 1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4">
            <text:p>94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43">
            <text:p>4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4, 24, 43, 0, 0, 1);">
            <text:p>insert into game_score (id, matchid, squad, goals, points, time_type) values (94, 24, 43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5">
            <text:p>95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5, 24, 7097, 0, 1, 2);">
            <text:p>insert into game_score (id, matchid, squad, goals, points, time_type) values (95, 24, 7097, 0, 1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6">
            <text:p>96</text:p>
          </table:table-cell>
          <table:table-cell table:style-name="ce4" table:formula="of:=[.B142]" office:value-type="float" office:value="24">
            <text:p>24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6, 24, 7097, 0, 0, 1);">
            <text:p>insert into game_score (id, matchid, squad, goals, points, time_type) values (96, 24, 7097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97">
            <text:p>97</text:p>
          </table:table-cell>
          <table:table-cell table:style-name="ce3" table:formula="of:=[.B142]+1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7, 25, 52, 1, 0, 2);">
            <text:p>insert into game_score (id, matchid, squad, goals, points, time_type) values (97, 25, 52, 1, 0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8">
            <text:p>98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8, 25, 52, 0, 0, 1);">
            <text:p>insert into game_score (id, matchid, squad, goals, points, time_type) values (98, 25, 52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9">
            <text:p>99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9, 25, 55, 1, 0, 2);">
            <text:p>insert into game_score (id, matchid, squad, goals, points, time_type) values (99, 25, 55, 1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100">
            <text:p>100</text:p>
          </table:table-cell>
          <table:table-cell table:style-name="ce3" table:formula="of:=[.B146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00, 25, 55, 0, 0, 1);">
            <text:p>insert into game_score (id, matchid, squad, goals, points, time_type) values (100, 25, 55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01">
            <text:p>101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1, 25, 52, 1, 1, 4);">
            <text:p>insert into game_score (id, matchid, squad, goals, points, time_type) values (101, 25, 52, 1, 1, 4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102">
            <text:p>102</text:p>
          </table:table-cell>
          <table:table-cell table:style-name="ce3" table:formula="of:=[.B148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2, 25, 52, 1, 0, 3);">
            <text:p>insert into game_score (id, matchid, squad, goals, points, time_type) values (102, 25, 52, 1, 0, 3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103">
            <text:p>103</text:p>
          </table:table-cell>
          <table:table-cell table:style-name="ce3" table:formula="of:=[.B149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3, 25, 55, 1, 1, 4);">
            <text:p>insert into game_score (id, matchid, squad, goals, points, time_type) values (103, 25, 55, 1, 1, 4);</text:p>
          </table:table-cell>
          <table:table-cell table:number-columns-repeated="1017"/>
        </table:table-row>
        <table:table-row table:style-name="ro2">
          <table:table-cell table:style-name="ce3" table:formula="of:=[.A152]+1" office:value-type="float" office:value="104">
            <text:p>104</text:p>
          </table:table-cell>
          <table:table-cell table:style-name="ce3" table:formula="of:=[.B150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4, 25, 55, 1, 0, 3);">
            <text:p>insert into game_score (id, matchid, squad, goals, points, time_type) values (104, 25, 55, 1, 0, 3);</text:p>
          </table:table-cell>
          <table:table-cell table:number-columns-repeated="1017"/>
        </table:table-row>
        <table:table-row table:style-name="ro2">
          <table:table-cell table:style-name="ce3" table:formula="of:=[.A153]+1" office:value-type="float" office:value="105">
            <text:p>105</text:p>
          </table:table-cell>
          <table:table-cell table:style-name="ce3" table:formula="of:=[.B151]" office:value-type="float" office:value="25">
            <text:p>2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5, 25, 52, 3, 0, 7);">
            <text:p>insert into game_score (id, matchid, squad, goals, points, time_type) values (105, 25, 52, 3, 0, 7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106">
            <text:p>106</text:p>
          </table:table-cell>
          <table:table-cell table:style-name="ce3" table:formula="of:=[.B152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6, 25, 55, 4, 0, 7);">
            <text:p>insert into game_score (id, matchid, squad, goals, points, time_type) values (106, 25, 55, 4, 0, 7);</text:p>
          </table:table-cell>
          <table:table-cell table:number-columns-repeated="1017"/>
        </table:table-row>
        <table:table-row table:style-name="ro2">
          <table:table-cell table:style-name="ce4" table:formula="of:=[.A155]+1" office:value-type="float" office:value="107">
            <text:p>107</text:p>
          </table:table-cell>
          <table:table-cell table:style-name="ce4" table:formula="of:=[.B146]+1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7, 26, 598, 0, 0, 2);">
            <text:p>insert into game_score (id, matchid, squad, goals, points, time_type) values (107, 26, 598, 0, 0, 2);</text:p>
          </table:table-cell>
          <table:table-cell table:number-columns-repeated="1017"/>
        </table:table-row>
        <table:table-row table:style-name="ro2">
          <table:table-cell table:style-name="ce4" table:formula="of:=[.A156]+1" office:value-type="float" office:value="108">
            <text:p>108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8, 26, 598, 0, 0, 1);">
            <text:p>insert into game_score (id, matchid, squad, goals, points, time_type) values (108, 26, 598, 0, 0, 1);</text:p>
          </table:table-cell>
          <table:table-cell table:number-columns-repeated="1017"/>
        </table:table-row>
        <table:table-row table:style-name="ro2">
          <table:table-cell table:style-name="ce4" table:formula="of:=[.A157]+1" office:value-type="float" office:value="109">
            <text:p>109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9, 26, 7097, 0, 0, 2);">
            <text:p>insert into game_score (id, matchid, squad, goals, points, time_type) values (109, 26, 7097, 0, 0, 2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10">
            <text:p>110</text:p>
          </table:table-cell>
          <table:table-cell table:style-name="ce4" table:formula="of:=[.B156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10, 26, 7097, 0, 0, 1);">
            <text:p>insert into game_score (id, matchid, squad, goals, points, time_type) values (110, 26, 7097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1">
            <text:p>111</text:p>
          </table:table-cell>
          <table:table-cell table:style-name="ce4" table:formula="of:=[.B157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1, 26, 598, 0, 1, 4);">
            <text:p>insert into game_score (id, matchid, squad, goals, points, time_type) values (111, 26, 598, 0, 1, 4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2">
            <text:p>112</text:p>
          </table:table-cell>
          <table:table-cell table:style-name="ce4" table:formula="of:=[.B158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2, 26, 598, 0, 0, 3);">
            <text:p>insert into game_score (id, matchid, squad, goals, points, time_type) values (112, 26, 598, 0, 0, 3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3">
            <text:p>113</text:p>
          </table:table-cell>
          <table:table-cell table:style-name="ce4" table:formula="of:=[.B159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3, 26, 7097, 0, 1, 4);">
            <text:p>insert into game_score (id, matchid, squad, goals, points, time_type) values (113, 26, 7097, 0, 1, 4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114">
            <text:p>114</text:p>
          </table:table-cell>
          <table:table-cell table:style-name="ce4" table:formula="of:=[.B160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4, 26, 7097, 0, 0, 3);">
            <text:p>insert into game_score (id, matchid, squad, goals, points, time_type) values (114, 26, 7097, 0, 0, 3);</text:p>
          </table:table-cell>
          <table:table-cell table:number-columns-repeated="1017"/>
        </table:table-row>
        <table:table-row table:style-name="ro2">
          <table:table-cell table:style-name="ce4" table:formula="of:=[.A163]+1" office:value-type="float" office:value="115">
            <text:p>115</text:p>
          </table:table-cell>
          <table:table-cell table:style-name="ce4" table:formula="of:=[.B161]" office:value-type="float" office:value="26">
            <text:p>26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5, 26, 598, 3, 0, 7);">
            <text:p>insert into game_score (id, matchid, squad, goals, points, time_type) values (115, 26, 598, 3, 0, 7);</text:p>
          </table:table-cell>
          <table:table-cell table:number-columns-repeated="1017"/>
        </table:table-row>
        <table:table-row table:style-name="ro2">
          <table:table-cell table:style-name="ce4" table:formula="of:=[.A164]+1" office:value-type="float" office:value="116">
            <text:p>116</text:p>
          </table:table-cell>
          <table:table-cell table:style-name="ce4" table:formula="of:=[.B162]" office:value-type="float" office:value="26">
            <text:p>26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6, 26, 7097, 4, 0, 7);">
            <text:p>insert into game_score (id, matchid, squad, goals, points, time_type) values (116, 26, 7097, 4, 0, 7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17">
            <text:p>117</text:p>
          </table:table-cell>
          <table:table-cell table:style-name="ce3" table:formula="of:=[.B156]+1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7, 27, 55, 4, 2, 2);">
            <text:p>insert into game_score (id, matchid, squad, goals, points, time_type) values (117, 27, 55, 4, 2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118">
            <text:p>118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8, 27, 55, 2, 0, 1);">
            <text:p>insert into game_score (id, matchid, squad, goals, points, time_type) values (118, 27, 55, 2, 0, 1);</text:p>
          </table:table-cell>
          <table:table-cell table:number-columns-repeated="1017"/>
        </table:table-row>
        <table:table-row table:style-name="ro2">
          <table:table-cell table:style-name="ce3" table:formula="of:=[.A167]+1" office:value-type="float" office:value="119">
            <text:p>119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9, 27, 598, 0, 0, 2);">
            <text:p>insert into game_score (id, matchid, squad, goals, points, time_type) values (119, 27, 598, 0, 0, 2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120">
            <text:p>120</text:p>
          </table:table-cell>
          <table:table-cell table:style-name="ce3" table:formula="of:=[.B166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20, 27, 598, 0, 0, 1);">
            <text:p>insert into game_score (id, matchid, squad, goals, points, time_type) values (120, 27, 598, 0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1">
            <text:p>121</text:p>
          </table:table-cell>
          <table:table-cell table:style-name="ce4" table:formula="of:=[.B166]+1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1, 28, 52, 2, 0, 2);">
            <text:p>insert into game_score (id, matchid, squad, goals, points, time_type) values (121, 28, 52, 2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122">
            <text:p>122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22, 28, 52, 0, 0, 1);">
            <text:p>insert into game_score (id, matchid, squad, goals, points, time_type) values (122, 28, 52, 0, 0, 1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123">
            <text:p>123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23, 28, 7097, 2, 0, 2);">
            <text:p>insert into game_score (id, matchid, squad, goals, points, time_type) values (123, 28, 7097, 2, 0, 2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124">
            <text:p>124</text:p>
          </table:table-cell>
          <table:table-cell table:style-name="ce4" table:formula="of:=[.B170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24, 28, 7097, 0, 0, 1);">
            <text:p>insert into game_score (id, matchid, squad, goals, points, time_type) values (124, 28, 7097, 0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125">
            <text:p>125</text:p>
          </table:table-cell>
          <table:table-cell table:style-name="ce4" table:formula="of:=[.B171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25, 28, 52, 2, 1, 4);">
            <text:p>insert into game_score (id, matchid, squad, goals, points, time_type) values (125, 28, 52, 2, 1, 4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126">
            <text:p>126</text:p>
          </table:table-cell>
          <table:table-cell table:style-name="ce4" table:formula="of:=[.B172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26, 28, 52, 2, 0, 3);">
            <text:p>insert into game_score (id, matchid, squad, goals, points, time_type) values (126, 28, 52, 2, 0, 3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127">
            <text:p>127</text:p>
          </table:table-cell>
          <table:table-cell table:style-name="ce4" table:formula="of:=[.B173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27, 28, 7097, 2, 1, 4);">
            <text:p>insert into game_score (id, matchid, squad, goals, points, time_type) values (127, 28, 7097, 2, 1, 4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128">
            <text:p>128</text:p>
          </table:table-cell>
          <table:table-cell table:style-name="ce4" table:formula="of:=[.B174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28, 28, 7097, 2, 0, 3);">
            <text:p>insert into game_score (id, matchid, squad, goals, points, time_type) values (128, 28, 7097, 2, 0, 3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129">
            <text:p>129</text:p>
          </table:table-cell>
          <table:table-cell table:style-name="ce4" table:formula="of:=[.B175]" office:value-type="float" office:value="28">
            <text:p>28</text:p>
          </table:table-cell>
          <table:table-cell table:style-name="Default"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29, 28, 52, 8, 0, 7);">
            <text:p>insert into game_score (id, matchid, squad, goals, points, time_type) values (129, 28, 52, 8, 0, 7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130">
            <text:p>130</text:p>
          </table:table-cell>
          <table:table-cell table:style-name="ce4" table:formula="of:=[.B176]" office:value-type="float" office:value="28">
            <text:p>28</text:p>
          </table:table-cell>
          <table:table-cell table:style-name="Default" office:value-type="float" office:value="7097">
            <text:p>709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30, 28, 7097, 9, 0, 7);">
            <text:p>insert into game_score (id, matchid, squad, goals, points, time_type) values (130, 28, 7097, 9, 0, 7);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7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77'.A17]+1" office:value-type="float" office:value="17">
            <text:p>17</text:p>
          </table:table-cell>
          <table:table-cell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7, 1979, 'A', 34);">
            <text:p>insert into group_stage (id, tournament, group_code, squad) values (17, 197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8">
            <text:p>18</text:p>
          </table:table-cell>
          <table:table-cell table:formula="of:=[.B2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213">
            <text:p>213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18, 1979, 'A', 213);">
            <text:p>insert into group_stage (id, tournament, group_code, squad) values (18, 1979, 'A', 213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9">
            <text:p>19</text:p>
          </table:table-cell>
          <table:table-cell table:formula="of:=[.B3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19, 1979, 'A', 52);">
            <text:p>insert into group_stage (id, tournament, group_code, squad) values (19, 1979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0">
            <text:p>20</text:p>
          </table:table-cell>
          <table:table-cell table:formula="of:=[.B4]" office:value-type="float" office:value="1979">
            <text:p>1979</text:p>
          </table:table-cell>
          <table:table-cell office:value-type="string">
            <text:p>A</text:p>
          </table:table-cell>
          <table:table-cell table:style-name="Default" office:value-type="float" office:value="51">
            <text:p>5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0, 1979, 'A', 51);">
            <text:p>insert into group_stage (id, tournament, group_code, squad) values (20, 1979, 'A', 5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1">
            <text:p>21</text:p>
          </table:table-cell>
          <table:table-cell table:formula="of:=[.B5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1, 1979, 'B', 54);">
            <text:p>insert into group_stage (id, tournament, group_code, squad) values (21, 1979, 'B', 5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2">
            <text:p>22</text:p>
          </table:table-cell>
          <table:table-cell table:formula="of:=[.B6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48">
            <text:p>4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2, 1979, 'B', 48);">
            <text:p>insert into group_stage (id, tournament, group_code, squad) values (22, 1979, 'B', 4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3">
            <text:p>23</text:p>
          </table:table-cell>
          <table:table-cell table:formula="of:=[.B7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38">
            <text:p>38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3, 1979, 'B', 38);">
            <text:p>insert into group_stage (id, tournament, group_code, squad) values (23, 1979, 'B', 38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4">
            <text:p>24</text:p>
          </table:table-cell>
          <table:table-cell table:formula="of:=[.B8]" office:value-type="float" office:value="1979">
            <text:p>1979</text:p>
          </table:table-cell>
          <table:table-cell office:value-type="string">
            <text:p>B</text:p>
          </table:table-cell>
          <table:table-cell table:style-name="Default" office:value-type="float" office:value="62">
            <text:p>62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24, 1979, 'B', 62);">
            <text:p>insert into group_stage (id, tournament, group_code, squad) values (24, 1979, 'B', 62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5">
            <text:p>25</text:p>
          </table:table-cell>
          <table:table-cell table:formula="of:=[.B9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0] &amp; &quot;, &quot; &amp; [.B10] &amp; &quot;, '&quot; &amp; [.C10] &amp; &quot;', &quot; &amp; [.D10] &amp;  &quot;);&quot;" office:value-type="string" office:string-value="insert into group_stage (id, tournament, group_code, squad) values (25, 1979, 'C', 595);">
            <text:p>insert into group_stage (id, tournament, group_code, squad) values (25, 1979, 'C', 595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6">
            <text:p>26</text:p>
          </table:table-cell>
          <table:table-cell table:formula="of:=[.B10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11] &amp; &quot;, &quot; &amp; [.B11] &amp; &quot;, '&quot; &amp; [.C11] &amp; &quot;', &quot; &amp; [.D11] &amp;  &quot;);&quot;" office:value-type="string" office:string-value="insert into group_stage (id, tournament, group_code, squad) values (26, 1979, 'C', 351);">
            <text:p>insert into group_stage (id, tournament, group_code, squad) values (26, 1979, 'C', 35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7">
            <text:p>27</text:p>
          </table:table-cell>
          <table:table-cell table:formula="of:=[.B11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12] &amp; &quot;, &quot; &amp; [.B12] &amp; &quot;, '&quot; &amp; [.C12] &amp; &quot;', &quot; &amp; [.D12] &amp;  &quot;);&quot;" office:value-type="string" office:string-value="insert into group_stage (id, tournament, group_code, squad) values (27, 1979, 'C', 82);">
            <text:p>insert into group_stage (id, tournament, group_code, squad) values (27, 1979, 'C'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8">
            <text:p>28</text:p>
          </table:table-cell>
          <table:table-cell table:formula="of:=[.B12]" office:value-type="float" office:value="1979">
            <text:p>1979</text:p>
          </table:table-cell>
          <table:table-cell office:value-type="string">
            <text:p>C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13] &amp; &quot;, &quot; &amp; [.B13] &amp; &quot;, '&quot; &amp; [.C13] &amp; &quot;', &quot; &amp; [.D13] &amp;  &quot;);&quot;" office:value-type="string" office:string-value="insert into group_stage (id, tournament, group_code, squad) values (28, 1979, 'C', 1613);">
            <text:p>insert into group_stage (id, tournament, group_code, squad) values (28, 1979, 'C', 161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9">
            <text:p>29</text:p>
          </table:table-cell>
          <table:table-cell table:formula="of:=[.B13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595">
            <text:p>595</text:p>
          </table:table-cell>
          <table:table-cell table:number-columns-repeated="2"/>
          <table:table-cell table:formula="of:=&quot;insert into group_stage (id, tournament, group_code, squad) values (&quot; &amp; [.A14] &amp; &quot;, &quot; &amp; [.B14] &amp; &quot;, '&quot; &amp; [.C14] &amp; &quot;', &quot; &amp; [.D14] &amp;  &quot;);&quot;" office:value-type="string" office:string-value="insert into group_stage (id, tournament, group_code, squad) values (29, 1979, 'D', 595);">
            <text:p>insert into group_stage (id, tournament, group_code, squad) values (29, 1979, 'D', 59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0">
            <text:p>30</text:p>
          </table:table-cell>
          <table:table-cell table:formula="of:=[.B14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7097">
            <text:p>7097</text:p>
          </table:table-cell>
          <table:table-cell table:number-columns-repeated="2"/>
          <table:table-cell table:formula="of:=&quot;insert into group_stage (id, tournament, group_code, squad) values (&quot; &amp; [.A15] &amp; &quot;, &quot; &amp; [.B15] &amp; &quot;, '&quot; &amp; [.C15] &amp; &quot;', &quot; &amp; [.D15] &amp;  &quot;);&quot;" office:value-type="string" office:string-value="insert into group_stage (id, tournament, group_code, squad) values (30, 1979, 'D', 7097);">
            <text:p>insert into group_stage (id, tournament, group_code, squad) values (30, 1979, 'D', 709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1">
            <text:p>31</text:p>
          </table:table-cell>
          <table:table-cell table:formula="of:=[.B15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&quot;insert into group_stage (id, tournament, group_code, squad) values (&quot; &amp; [.A16] &amp; &quot;, &quot; &amp; [.B16] &amp; &quot;, '&quot; &amp; [.C16] &amp; &quot;', &quot; &amp; [.D16] &amp;  &quot;);&quot;" office:value-type="string" office:string-value="insert into group_stage (id, tournament, group_code, squad) values (31, 1979, 'D', 43);">
            <text:p>insert into group_stage (id, tournament, group_code, squad) values (31, 1979, 'D', 4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2">
            <text:p>32</text:p>
          </table:table-cell>
          <table:table-cell table:formula="of:=[.B16]" office:value-type="float" office:value="1979">
            <text:p>1979</text:p>
          </table:table-cell>
          <table:table-cell office:value-type="string">
            <text:p>D</text:p>
          </table:table-cell>
          <table:table-cell table:style-name="Default" office:value-type="float" office:value="224">
            <text:p>224</text:p>
          </table:table-cell>
          <table:table-cell table:number-columns-repeated="2"/>
          <table:table-cell table:formula="of:=&quot;insert into group_stage (id, tournament, group_code, squad) values (&quot; &amp; [.A17] &amp; &quot;, &quot; &amp; [.B17] &amp; &quot;, '&quot; &amp; [.C17] &amp; &quot;', &quot; &amp; [.D17] &amp;  &quot;);&quot;" office:value-type="string" office:string-value="insert into group_stage (id, tournament, group_code, squad) values (32, 1979, 'D', 224);">
            <text:p>insert into group_stage (id, tournament, group_code, squad) values (32, 1979, 'D', 22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77'.A47]+1" office:value-type="float" office:value="29">
            <text:p>29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9, '1979-08-25', 2, 81);">
            <text:p>insert into game (matchid, matchdate, game_type, country) values (29, '1979-08-25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0">
            <text:p>30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0, '1979-08-25', 2, 81);">
            <text:p>insert into game (matchid, matchdate, game_type, country) values (30, '1979-08-25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1">
            <text:p>31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1, '1979-08-27', 2, 81);">
            <text:p>insert into game (matchid, matchdate, game_type, country) values (31, '1979-08-27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32">
            <text:p>32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32, '1979-08-27', 2, 81);">
            <text:p>insert into game (matchid, matchdate, game_type, country) values (32, '1979-08-27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33">
            <text:p>33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3]" office:value-type="float" office:value="81">
            <text:p>81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33, '1979-08-29', 2, 81);">
            <text:p>insert into game (matchid, matchdate, game_type, country) values (33, '1979-08-29', 2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34">
            <text:p>34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24]"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34, '1979-08-29', 2, 81);">
            <text:p>insert into game (matchid, matchdate, game_type, country) values (34, '1979-08-29', 2, 81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35">
            <text:p>35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5]" office:value-type="float" office:value="81">
            <text:p>81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35, '1979-08-26', 2, 81);">
            <text:p>insert into game (matchid, matchdate, game_type, country) values (35, '1979-08-26', 2, 81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36">
            <text:p>36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26]" office:value-type="float" office:value="81">
            <text:p>81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36, '1979-08-26', 2, 81);">
            <text:p>insert into game (matchid, matchdate, game_type, country) values (36, '1979-08-26', 2, 81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37">
            <text:p>37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7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37, '1979-08-28', 2, 81);">
            <text:p>insert into game (matchid, matchdate, game_type, country) values (37, '1979-08-28', 2, 81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38">
            <text:p>38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28]" office:value-type="float" office:value="81">
            <text:p>81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38, '1979-08-28', 2, 81);">
            <text:p>insert into game (matchid, matchdate, game_type, country) values (38, '1979-08-28', 2, 81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39">
            <text:p>39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29]" office:value-type="float" office:value="81">
            <text:p>81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39, '1979-08-30', 2, 81);">
            <text:p>insert into game (matchid, matchdate, game_type, country) values (39, '1979-08-30', 2, 8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0">
            <text:p>40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30]"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0, '1979-08-30', 2, 81);">
            <text:p>insert into game (matchid, matchdate, game_type, country) values (40, '1979-08-30', 2, 8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41">
            <text:p>41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1]"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41, '1979-08-25', 2, 81);">
            <text:p>insert into game (matchid, matchdate, game_type, country) values (41, '1979-08-25', 2, 8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42">
            <text:p>42</text:p>
          </table:table-cell>
          <table:table-cell table:style-name="ce5" table:formula="of:=&quot;1979-08-25&quot;" office:value-type="string" office:string-value="1979-08-25">
            <text:p>1979-08-25</text:p>
          </table:table-cell>
          <table:table-cell office:value-type="float" office:value="2">
            <text:p>2</text:p>
          </table:table-cell>
          <table:table-cell table:formula="of:=[.D32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42, '1979-08-25', 2, 81);">
            <text:p>insert into game (matchid, matchdate, game_type, country) values (42, '1979-08-25', 2, 81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43">
            <text:p>43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3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43, '1979-08-27', 2, 81);">
            <text:p>insert into game (matchid, matchdate, game_type, country) values (43, '1979-08-27', 2, 81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44">
            <text:p>44</text:p>
          </table:table-cell>
          <table:table-cell table:style-name="ce5" table:formula="of:=&quot;1979-08-27&quot;" office:value-type="string" office:string-value="1979-08-27">
            <text:p>1979-08-27</text:p>
          </table:table-cell>
          <table:table-cell office:value-type="float" office:value="2">
            <text:p>2</text:p>
          </table:table-cell>
          <table:table-cell table:formula="of:=[.D34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44, '1979-08-27', 2, 81);">
            <text:p>insert into game (matchid, matchdate, game_type, country) values (44, '1979-08-27', 2, 81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45">
            <text:p>45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5]" office:value-type="float" office:value="81">
            <text:p>8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45, '1979-08-29', 2, 81);">
            <text:p>insert into game (matchid, matchdate, game_type, country) values (45, '1979-08-29', 2, 81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46">
            <text:p>46</text:p>
          </table:table-cell>
          <table:table-cell table:style-name="ce5" table:formula="of:=&quot;1979-08-29&quot;" office:value-type="string" office:string-value="1979-08-29">
            <text:p>1979-08-29</text:p>
          </table:table-cell>
          <table:table-cell office:value-type="float" office:value="2">
            <text:p>2</text:p>
          </table:table-cell>
          <table:table-cell table:formula="of:=[.D36]" office:value-type="float" office:value="81">
            <text:p>81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46, '1979-08-29', 2, 81);">
            <text:p>insert into game (matchid, matchdate, game_type, country) values (46, '1979-08-29', 2, 8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47">
            <text:p>47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7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47, '1979-08-26', 2, 81);">
            <text:p>insert into game (matchid, matchdate, game_type, country) values (47, '1979-08-26', 2, 81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48">
            <text:p>48</text:p>
          </table:table-cell>
          <table:table-cell table:style-name="ce5" table:formula="of:=&quot;1979-08-26&quot;" office:value-type="string" office:string-value="1979-08-26">
            <text:p>1979-08-26</text:p>
          </table:table-cell>
          <table:table-cell office:value-type="float" office:value="2">
            <text:p>2</text:p>
          </table:table-cell>
          <table:table-cell table:formula="of:=[.D38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48, '1979-08-26', 2, 81);">
            <text:p>insert into game (matchid, matchdate, game_type, country) values (48, '1979-08-26', 2, 81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49">
            <text:p>49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39]" office:value-type="float" office:value="81">
            <text:p>81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49, '1979-08-28', 2, 81);">
            <text:p>insert into game (matchid, matchdate, game_type, country) values (49, '1979-08-28', 2, 81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0">
            <text:p>50</text:p>
          </table:table-cell>
          <table:table-cell table:style-name="ce5" table:formula="of:=&quot;1979-08-28&quot;" office:value-type="string" office:string-value="1979-08-28">
            <text:p>1979-08-28</text:p>
          </table:table-cell>
          <table:table-cell office:value-type="float" office:value="2">
            <text:p>2</text:p>
          </table:table-cell>
          <table:table-cell table:formula="of:=[.D40]"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0, '1979-08-28', 2, 81);">
            <text:p>insert into game (matchid, matchdate, game_type, country) values (50, '1979-08-28', 2, 81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51">
            <text:p>51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1]" office:value-type="float" office:value="81">
            <text:p>81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51, '1979-08-30', 2, 81);">
            <text:p>insert into game (matchid, matchdate, game_type, country) values (51, '1979-08-30', 2, 81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52">
            <text:p>52</text:p>
          </table:table-cell>
          <table:table-cell table:style-name="ce5" table:formula="of:=&quot;1979-08-30&quot;" office:value-type="string" office:string-value="1979-08-30">
            <text:p>1979-08-30</text:p>
          </table:table-cell>
          <table:table-cell office:value-type="float" office:value="2">
            <text:p>2</text:p>
          </table:table-cell>
          <table:table-cell table:formula="of:=[.D42]" office:value-type="float" office:value="81">
            <text:p>81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52, '1979-08-30', 2, 81);">
            <text:p>insert into game (matchid, matchdate, game_type, country) values (52, '1979-08-30', 2, 81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53">
            <text:p>53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3]" office:value-type="float" office:value="81">
            <text:p>81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53, '1979-09-02', 3, 81);">
            <text:p>insert into game (matchid, matchdate, game_type, country) values (53, '1979-09-02', 3, 81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54">
            <text:p>54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4]" office:value-type="float" office:value="81">
            <text:p>81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54, '1979-09-02', 3, 81);">
            <text:p>insert into game (matchid, matchdate, game_type, country) values (54, '1979-09-02', 3, 81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55">
            <text:p>55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5]" office:value-type="float" office:value="81">
            <text:p>81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55, '1979-09-02', 3, 81);">
            <text:p>insert into game (matchid, matchdate, game_type, country) values (55, '1979-09-02', 3, 81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56">
            <text:p>56</text:p>
          </table:table-cell>
          <table:table-cell table:style-name="ce5" table:formula="of:=&quot;1979-09-02&quot;" office:value-type="string" office:string-value="1979-09-02">
            <text:p>1979-09-02</text:p>
          </table:table-cell>
          <table:table-cell office:value-type="float" office:value="3">
            <text:p>3</text:p>
          </table:table-cell>
          <table:table-cell table:formula="of:=[.D46]" office:value-type="float" office:value="81">
            <text:p>81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56, '1979-09-02', 3, 81);">
            <text:p>insert into game (matchid, matchdate, game_type, country) values (56, '1979-09-02', 3, 81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57">
            <text:p>57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7]" office:value-type="float" office:value="81">
            <text:p>81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57, '1979-09-04', 4, 81);">
            <text:p>insert into game (matchid, matchdate, game_type, country) values (57, '1979-09-04', 4, 81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58">
            <text:p>58</text:p>
          </table:table-cell>
          <table:table-cell table:style-name="ce5" table:formula="of:=&quot;1979-09-04&quot;" office:value-type="string" office:string-value="1979-09-04">
            <text:p>1979-09-04</text:p>
          </table:table-cell>
          <table:table-cell office:value-type="float" office:value="4">
            <text:p>4</text:p>
          </table:table-cell>
          <table:table-cell table:formula="of:=[.D48]"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58, '1979-09-04', 4, 81);">
            <text:p>insert into game (matchid, matchdate, game_type, country) values (58, '1979-09-04', 4, 81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59">
            <text:p>59</text:p>
          </table:table-cell>
          <table:table-cell table:style-name="ce5" table:formula="of:=&quot;1979-09-06&quot;" office:value-type="string" office:string-value="1979-09-06">
            <text:p>1979-09-06</text:p>
          </table:table-cell>
          <table:table-cell office:value-type="float" office:value="5">
            <text:p>5</text:p>
          </table:table-cell>
          <table:table-cell table:formula="of:=[.D49]" office:value-type="float" office:value="81">
            <text:p>81</text:p>
          </table:table-cell>
          <table:table-cell office:value-type="float" office:value="31">
            <text:p>31</text:p>
          </table:table-cell>
          <table:table-cell/>
          <table:table-cell table:formula="of:=&quot;insert into game (matchid, matchdate, game_type, country) values (&quot; &amp; [.A50] &amp; &quot;, '&quot; &amp; [.B50] &amp; &quot;', &quot; &amp; [.C50] &amp; &quot;, &quot; &amp; [.D50] &amp;  &quot;);&quot;" office:value-type="string" office:string-value="insert into game (matchid, matchdate, game_type, country) values (59, '1979-09-06', 5, 81);">
            <text:p>insert into game (matchid, matchdate, game_type, country) values (59, '1979-09-06', 5, 81);</text:p>
          </table:table-cell>
          <table:table-cell table:number-columns-repeated="1017"/>
        </table:table-row>
        <table:table-row table:style-name="ro2">
          <table:table-cell table:formula="of:=[.A50]+1" office:value-type="float" office:value="60">
            <text:p>60</text:p>
          </table:table-cell>
          <table:table-cell table:style-name="ce5" table:formula="of:=&quot;1979-09-07&quot;" office:value-type="string" office:string-value="1979-09-07">
            <text:p>1979-09-07</text:p>
          </table:table-cell>
          <table:table-cell office:value-type="float" office:value="6">
            <text:p>6</text:p>
          </table:table-cell>
          <table:table-cell table:formula="of:=[.D50]" office:value-type="float" office:value="81">
            <text:p>81</text:p>
          </table:table-cell>
          <table:table-cell office:value-type="float" office:value="32">
            <text:p>32</text:p>
          </table:table-cell>
          <table:table-cell/>
          <table:table-cell table:formula="of:=&quot;insert into game (matchid, matchdate, game_type, country) values (&quot; &amp; [.A51] &amp; &quot;, '&quot; &amp; [.B51] &amp; &quot;', &quot; &amp; [.C51] &amp; &quot;, &quot; &amp; [.D51] &amp;  &quot;);&quot;" office:value-type="string" office:string-value="insert into game (matchid, matchdate, game_type, country) values (60, '1979-09-07', 6, 81);">
            <text:p>insert into game (matchid, matchdate, game_type, country) values (60, '1979-09-07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77'.A179]+ 1" office:value-type="float" office:value="131">
            <text:p>131</text:p>
          </table:table-cell>
          <table:table-cell table:style-name="ce3" table:formula="of:=[.A20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31, 29, 52, 1, 1, 2);">
            <text:p>insert into game_score (id, matchid, squad, goals, points, time_type) values (131, 29, 52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32">
            <text:p>132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32, 29, 52, 1, 0, 1);">
            <text:p>insert into game_score (id, matchid, squad, goals, points, time_type) values (132, 29, 52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33">
            <text:p>133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33, 29, 213, 1, 1, 2);">
            <text:p>insert into game_score (id, matchid, squad, goals, points, time_type) values (133, 29, 213, 1, 1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34">
            <text:p>134</text:p>
          </table:table-cell>
          <table:table-cell table:style-name="ce3" table:formula="of:=[.B54]" office:value-type="float" office:value="29">
            <text:p>29</text:p>
          </table:table-cell>
          <table:table-cell table:style-name="ce3" office:value-type="float" office:value="213">
            <text:p>2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34, 29, 213, 0, 0, 1);">
            <text:p>insert into game_score (id, matchid, squad, goals, points, time_type) values (134, 29, 213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35">
            <text:p>135</text:p>
          </table:table-cell>
          <table:table-cell table:style-name="ce4" table:formula="of:=[.B54]+1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35, 30, 81, 0, 0, 2);">
            <text:p>insert into game_score (id, matchid, squad, goals, points, time_type) values (135, 30, 81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36">
            <text:p>136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36, 30, 81, 0, 0, 1);">
            <text:p>insert into game_score (id, matchid, squad, goals, points, time_type) values (136, 30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37">
            <text:p>137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37, 30, 34, 1, 2, 2);">
            <text:p>insert into game_score (id, matchid, squad, goals, points, time_type) values (137, 30, 34, 1, 2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38">
            <text:p>138</text:p>
          </table:table-cell>
          <table:table-cell table:style-name="ce4" table:formula="of:=[.B58]" office:value-type="float" office:value="30">
            <text:p>30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38, 30, 34, 0, 0, 1);">
            <text:p>insert into game_score (id, matchid, squad, goals, points, time_type) values (138, 30, 34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39">
            <text:p>139</text:p>
          </table:table-cell>
          <table:table-cell table:style-name="ce3" table:formula="of:=[.B58]+1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39, 31, 34, 2, 2, 2);">
            <text:p>insert into game_score (id, matchid, squad, goals, points, time_type) values (139, 31, 34, 2, 2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40">
            <text:p>140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40, 31, 34, 1, 0, 1);">
            <text:p>insert into game_score (id, matchid, squad, goals, points, time_type) values (140, 31, 34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41">
            <text:p>141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1, 31, 52, 1, 0, 2);">
            <text:p>insert into game_score (id, matchid, squad, goals, points, time_type) values (141, 31, 52, 1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42">
            <text:p>142</text:p>
          </table:table-cell>
          <table:table-cell table:style-name="ce3" table:formula="of:=[.B62]" office:value-type="float" office:value="31">
            <text:p>3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42, 31, 52, 0, 0, 1);">
            <text:p>insert into game_score (id, matchid, squad, goals, points, time_type) values (142, 31, 52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43">
            <text:p>143</text:p>
          </table:table-cell>
          <table:table-cell table:style-name="ce4" table:formula="of:=[.B62]+1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43, 32, 213, 0, 1, 2);">
            <text:p>insert into game_score (id, matchid, squad, goals, points, time_type) values (143, 32, 21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44">
            <text:p>144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44, 32, 213, 0, 0, 1);">
            <text:p>insert into game_score (id, matchid, squad, goals, points, time_type) values (144, 32, 213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45">
            <text:p>145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45, 32, 81, 0, 1, 2);">
            <text:p>insert into game_score (id, matchid, squad, goals, points, time_type) values (145, 32, 81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46">
            <text:p>146</text:p>
          </table:table-cell>
          <table:table-cell table:style-name="ce4" table:formula="of:=[.B66]" office:value-type="float" office:value="32">
            <text:p>3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46, 32, 81, 0, 0, 1);">
            <text:p>insert into game_score (id, matchid, squad, goals, points, time_type) values (146, 32, 8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47">
            <text:p>147</text:p>
          </table:table-cell>
          <table:table-cell table:style-name="ce3" table:formula="of:=[.B66]+1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47, 33, 34, 0, 0, 2);">
            <text:p>insert into game_score (id, matchid, squad, goals, points, time_type) values (147, 33, 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48">
            <text:p>148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48, 33, 34, 0, 0, 1);">
            <text:p>insert into game_score (id, matchid, squad, goals, points, time_type) values (148, 33, 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49">
            <text:p>149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49, 33, 213, 1, 2, 2);">
            <text:p>insert into game_score (id, matchid, squad, goals, points, time_type) values (149, 33, 213, 1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50">
            <text:p>150</text:p>
          </table:table-cell>
          <table:table-cell table:style-name="ce3" table:formula="of:=[.B70]" office:value-type="float" office:value="33">
            <text:p>33</text:p>
          </table:table-cell>
          <table:table-cell table:style-name="ce3" office:value-type="float" office:value="213">
            <text:p>2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50, 33, 213, 1, 0, 1);">
            <text:p>insert into game_score (id, matchid, squad, goals, points, time_type) values (150, 33, 213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51">
            <text:p>151</text:p>
          </table:table-cell>
          <table:table-cell table:style-name="ce4" table:formula="of:=[.B70]+1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51, 34, 81, 1, 1, 2);">
            <text:p>insert into game_score (id, matchid, squad, goals, points, time_type) values (151, 34, 81, 1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52">
            <text:p>152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52, 34, 81, 0, 0, 1);">
            <text:p>insert into game_score (id, matchid, squad, goals, points, time_type) values (152, 34, 8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53">
            <text:p>153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53, 34, 52, 1, 1, 2);">
            <text:p>insert into game_score (id, matchid, squad, goals, points, time_type) values (153, 34, 52, 1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54">
            <text:p>154</text:p>
          </table:table-cell>
          <table:table-cell table:style-name="ce4" table:formula="of:=[.B74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54, 34, 52, 0, 0, 1);">
            <text:p>insert into game_score (id, matchid, squad, goals, points, time_type) values (154, 34, 52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55">
            <text:p>155</text:p>
          </table:table-cell>
          <table:table-cell table:style-name="ce3" table:formula="of:=[.B74]+1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55, 35, 48, 2, 2, 2);">
            <text:p>insert into game_score (id, matchid, squad, goals, points, time_type) values (155, 35, 48, 2, 2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56">
            <text:p>156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56, 35, 48, 0, 0, 1);">
            <text:p>insert into game_score (id, matchid, squad, goals, points, time_type) values (156, 35, 48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57">
            <text:p>157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57, 35, 38, 0, 0, 2);">
            <text:p>insert into game_score (id, matchid, squad, goals, points, time_type) values (157, 35, 38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58">
            <text:p>158</text:p>
          </table:table-cell>
          <table:table-cell table:style-name="ce3" table:formula="of:=[.B78]" office:value-type="float" office:value="35">
            <text:p>35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58, 35, 38, 0, 0, 1);">
            <text:p>insert into game_score (id, matchid, squad, goals, points, time_type) values (158, 35, 3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59">
            <text:p>159</text:p>
          </table:table-cell>
          <table:table-cell table:style-name="ce4" table:formula="of:=[.B78]+1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59, 36, 54, 5, 2, 2);">
            <text:p>insert into game_score (id, matchid, squad, goals, points, time_type) values (159, 36, 54, 5, 2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60">
            <text:p>160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60, 36, 54, 5, 0, 1);">
            <text:p>insert into game_score (id, matchid, squad, goals, points, time_type) values (160, 36, 54, 5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61">
            <text:p>161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61, 36, 62, 0, 0, 2);">
            <text:p>insert into game_score (id, matchid, squad, goals, points, time_type) values (161, 36, 62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62">
            <text:p>162</text:p>
          </table:table-cell>
          <table:table-cell table:style-name="ce4" table:formula="of:=[.B82]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62, 36, 62, 0, 0, 1);">
            <text:p>insert into game_score (id, matchid, squad, goals, points, time_type) values (162, 36, 62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163">
            <text:p>163</text:p>
          </table:table-cell>
          <table:table-cell table:style-name="ce3" table:formula="of:=[.B82]+1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63, 37, 38, 0, 0, 2);">
            <text:p>insert into game_score (id, matchid, squad, goals, points, time_type) values (163, 37, 38, 0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164">
            <text:p>164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64, 37, 38, 0, 0, 1);">
            <text:p>insert into game_score (id, matchid, squad, goals, points, time_type) values (164, 37, 38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65">
            <text:p>165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65, 37, 54, 1, 2, 2);">
            <text:p>insert into game_score (id, matchid, squad, goals, points, time_type) values (165, 37, 54, 1, 2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66">
            <text:p>166</text:p>
          </table:table-cell>
          <table:table-cell table:style-name="ce3" table:formula="of:=[.B86]" office:value-type="float" office:value="37">
            <text:p>3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66, 37, 54, 0, 0, 1);">
            <text:p>insert into game_score (id, matchid, squad, goals, points, time_type) values (166, 37, 54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167">
            <text:p>167</text:p>
          </table:table-cell>
          <table:table-cell table:style-name="ce4" table:formula="of:=[.B86]+1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67, 38, 62, 0, 0, 2);">
            <text:p>insert into game_score (id, matchid, squad, goals, points, time_type) values (167, 38, 62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168">
            <text:p>168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68, 38, 62, 0, 0, 1);">
            <text:p>insert into game_score (id, matchid, squad, goals, points, time_type) values (168, 38, 62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69">
            <text:p>169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69, 38, 48, 6, 2, 2);">
            <text:p>insert into game_score (id, matchid, squad, goals, points, time_type) values (169, 38, 48, 6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70">
            <text:p>170</text:p>
          </table:table-cell>
          <table:table-cell table:style-name="ce4" table:formula="of:=[.B90]" office:value-type="float" office:value="38">
            <text:p>38</text:p>
          </table:table-cell>
          <table:table-cell table:style-name="ce4" office:value-type="float" office:value="48">
            <text:p>4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70, 38, 48, 5, 0, 1);">
            <text:p>insert into game_score (id, matchid, squad, goals, points, time_type) values (170, 38, 48, 5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171">
            <text:p>171</text:p>
          </table:table-cell>
          <table:table-cell table:style-name="ce3" table:formula="of:=[.B90]+1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71, 39, 48, 1, 0, 2);">
            <text:p>insert into game_score (id, matchid, squad, goals, points, time_type) values (171, 39, 48, 1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172">
            <text:p>172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72, 39, 48, 1, 0, 1);">
            <text:p>insert into game_score (id, matchid, squad, goals, points, time_type) values (172, 39, 48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73">
            <text:p>173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73, 39, 54, 4, 2, 2);">
            <text:p>insert into game_score (id, matchid, squad, goals, points, time_type) values (173, 39, 54, 4, 2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74">
            <text:p>174</text:p>
          </table:table-cell>
          <table:table-cell table:style-name="ce3" table:formula="of:=[.B94]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74, 39, 54, 3, 0, 1);">
            <text:p>insert into game_score (id, matchid, squad, goals, points, time_type) values (174, 39, 54, 3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175">
            <text:p>175</text:p>
          </table:table-cell>
          <table:table-cell table:style-name="ce4" table:formula="of:=[.B94]+1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75, 40, 38, 5, 2, 2);">
            <text:p>insert into game_score (id, matchid, squad, goals, points, time_type) values (175, 40, 38, 5, 2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176">
            <text:p>176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176, 40, 38, 2, 0, 1);">
            <text:p>insert into game_score (id, matchid, squad, goals, points, time_type) values (176, 40, 38, 2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177">
            <text:p>177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177, 40, 62, 0, 0, 2);">
            <text:p>insert into game_score (id, matchid, squad, goals, points, time_type) values (177, 40, 62, 0, 0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178">
            <text:p>178</text:p>
          </table:table-cell>
          <table:table-cell table:style-name="ce4" table:formula="of:=[.B98]" office:value-type="float" office:value="40">
            <text:p>40</text:p>
          </table:table-cell>
          <table:table-cell table:style-name="ce4" office:value-type="float" office:value="62">
            <text:p>6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178, 40, 62, 0, 0, 1);">
            <text:p>insert into game_score (id, matchid, squad, goals, points, time_type) values (178, 40, 62, 0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179">
            <text:p>179</text:p>
          </table:table-cell>
          <table:table-cell table:style-name="ce3" table:formula="of:=[.B98]+1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179, 41, 1613, 3, 2, 2);">
            <text:p>insert into game_score (id, matchid, squad, goals, points, time_type) values (179, 41, 1613, 3, 2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180">
            <text:p>180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1613">
            <text:p>16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180, 41, 1613, 1, 0, 1);">
            <text:p>insert into game_score (id, matchid, squad, goals, points, time_type) values (180, 41, 1613, 1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181">
            <text:p>181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181, 41, 351, 1, 0, 2);">
            <text:p>insert into game_score (id, matchid, squad, goals, points, time_type) values (181, 41, 351, 1, 0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182">
            <text:p>182</text:p>
          </table:table-cell>
          <table:table-cell table:style-name="ce3" table:formula="of:=[.B102]" office:value-type="float" office:value="41">
            <text:p>41</text:p>
          </table:table-cell>
          <table:table-cell table:style-name="ce3" office:value-type="float" office:value="351">
            <text:p>35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182, 41, 351, 0, 0, 1);">
            <text:p>insert into game_score (id, matchid, squad, goals, points, time_type) values (182, 41, 351, 0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183">
            <text:p>183</text:p>
          </table:table-cell>
          <table:table-cell table:style-name="ce4" table:formula="of:=[.B102]+1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183, 42, 595, 3, 2, 2);">
            <text:p>insert into game_score (id, matchid, squad, goals, points, time_type) values (183, 42, 595, 3, 2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184">
            <text:p>184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595">
            <text:p>59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184, 42, 595, 1, 0, 1);">
            <text:p>insert into game_score (id, matchid, squad, goals, points, time_type) values (184, 42, 595, 1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185">
            <text:p>185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185, 42, 82, 0, 0, 2);">
            <text:p>insert into game_score (id, matchid, squad, goals, points, time_type) values (185, 42, 82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186">
            <text:p>186</text:p>
          </table:table-cell>
          <table:table-cell table:style-name="ce4" table:formula="of:=[.B106]" office:value-type="float" office:value="42">
            <text:p>42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186, 42, 82, 0, 0, 1);">
            <text:p>insert into game_score (id, matchid, squad, goals, points, time_type) values (186, 42, 82, 0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187">
            <text:p>187</text:p>
          </table:table-cell>
          <table:table-cell table:style-name="ce3" table:formula="of:=[.B106]+1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187, 43, 351, 1, 2, 2);">
            <text:p>insert into game_score (id, matchid, squad, goals, points, time_type) values (187, 43, 351, 1, 2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188">
            <text:p>188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351">
            <text:p>35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188, 43, 351, 1, 0, 1);">
            <text:p>insert into game_score (id, matchid, squad, goals, points, time_type) values (188, 43, 351, 1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189">
            <text:p>189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189, 43, 595, 0, 0, 2);">
            <text:p>insert into game_score (id, matchid, squad, goals, points, time_type) values (189, 43, 595, 0, 0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190">
            <text:p>190</text:p>
          </table:table-cell>
          <table:table-cell table:style-name="ce3" table:formula="of:=[.B110]" office:value-type="float" office:value="43">
            <text:p>43</text:p>
          </table:table-cell>
          <table:table-cell table:style-name="ce3" office:value-type="float" office:value="595">
            <text:p>595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190, 43, 595, 0, 0, 1);">
            <text:p>insert into game_score (id, matchid, squad, goals, points, time_type) values (190, 43, 595, 0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191">
            <text:p>191</text:p>
          </table:table-cell>
          <table:table-cell table:style-name="ce4" table:formula="of:=[.B110]+1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191, 44, 82, 1, 2, 2);">
            <text:p>insert into game_score (id, matchid, squad, goals, points, time_type) values (191, 44, 82, 1, 2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192">
            <text:p>192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192, 44, 82, 0, 0, 1);">
            <text:p>insert into game_score (id, matchid, squad, goals, points, time_type) values (192, 44, 82, 0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193">
            <text:p>193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193, 44, 1613, 0, 0, 2);">
            <text:p>insert into game_score (id, matchid, squad, goals, points, time_type) values (193, 44, 1613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194">
            <text:p>194</text:p>
          </table:table-cell>
          <table:table-cell table:style-name="ce4" table:formula="of:=[.B114]" office:value-type="float" office:value="44">
            <text:p>44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194, 44, 1613, 0, 0, 1);">
            <text:p>insert into game_score (id, matchid, squad, goals, points, time_type) values (194, 44, 1613, 0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195">
            <text:p>195</text:p>
          </table:table-cell>
          <table:table-cell table:style-name="ce3" table:formula="of:=[.B114]+1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195, 45, 1613, 0, 0, 2);">
            <text:p>insert into game_score (id, matchid, squad, goals, points, time_type) values (195, 45, 1613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196">
            <text:p>196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196, 45, 1613, 0, 0, 1);">
            <text:p>insert into game_score (id, matchid, squad, goals, points, time_type) values (196, 45, 1613, 0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197">
            <text:p>197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197, 45, 595, 3, 2, 2);">
            <text:p>insert into game_score (id, matchid, squad, goals, points, time_type) values (197, 45, 595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198">
            <text:p>198</text:p>
          </table:table-cell>
          <table:table-cell table:style-name="ce3" table:formula="of:=[.B118]" office:value-type="float" office:value="45">
            <text:p>4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198, 45, 595, 2, 0, 1);">
            <text:p>insert into game_score (id, matchid, squad, goals, points, time_type) values (198, 45, 595, 2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199">
            <text:p>199</text:p>
          </table:table-cell>
          <table:table-cell table:style-name="ce4" table:formula="of:=[.B118]+1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199, 46, 351, 0, 1, 2);">
            <text:p>insert into game_score (id, matchid, squad, goals, points, time_type) values (199, 46, 351, 0, 1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200">
            <text:p>200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00, 46, 351, 0, 0, 1);">
            <text:p>insert into game_score (id, matchid, squad, goals, points, time_type) values (200, 46, 351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01">
            <text:p>201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01, 46, 82, 0, 1, 2);">
            <text:p>insert into game_score (id, matchid, squad, goals, points, time_type) values (201, 46, 82, 0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02">
            <text:p>202</text:p>
          </table:table-cell>
          <table:table-cell table:style-name="ce4" table:formula="of:=[.B122]" office:value-type="float" office:value="46">
            <text:p>46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02, 46, 82, 0, 0, 1);">
            <text:p>insert into game_score (id, matchid, squad, goals, points, time_type) values (202, 46, 82, 0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203">
            <text:p>203</text:p>
          </table:table-cell>
          <table:table-cell table:style-name="ce3" table:formula="of:=[.B122]+1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03, 47, 7097, 5, 2, 2);">
            <text:p>insert into game_score (id, matchid, squad, goals, points, time_type) values (203, 47, 7097, 5, 2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204">
            <text:p>204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04, 47, 7097, 2, 0, 1);">
            <text:p>insert into game_score (id, matchid, squad, goals, points, time_type) values (204, 47, 7097, 2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05">
            <text:p>205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05, 47, 36, 1, 0, 2);">
            <text:p>insert into game_score (id, matchid, squad, goals, points, time_type) values (205, 47, 36, 1, 0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06">
            <text:p>206</text:p>
          </table:table-cell>
          <table:table-cell table:style-name="ce3" table:formula="of:=[.B126]" office:value-type="float" office:value="47">
            <text:p>47</text:p>
          </table:table-cell>
          <table:table-cell table:style-name="ce3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06, 47, 36, 1, 0, 1);">
            <text:p>insert into game_score (id, matchid, squad, goals, points, time_type) values (206, 47, 3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207">
            <text:p>207</text:p>
          </table:table-cell>
          <table:table-cell table:style-name="ce4" table:formula="of:=[.B126]+1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07, 48, 598, 5, 2, 2);">
            <text:p>insert into game_score (id, matchid, squad, goals, points, time_type) values (207, 48, 598, 5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208">
            <text:p>208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08, 48, 598, 2, 0, 1);">
            <text:p>insert into game_score (id, matchid, squad, goals, points, time_type) values (208, 48, 598, 2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09">
            <text:p>209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09, 48, 224, 0, 0, 2);">
            <text:p>insert into game_score (id, matchid, squad, goals, points, time_type) values (209, 48, 224, 0, 0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10">
            <text:p>210</text:p>
          </table:table-cell>
          <table:table-cell table:style-name="ce4" table:formula="of:=[.B130]" office:value-type="float" office:value="48">
            <text:p>48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10, 48, 224, 0, 0, 1);">
            <text:p>insert into game_score (id, matchid, squad, goals, points, time_type) values (210, 48, 224, 0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211">
            <text:p>211</text:p>
          </table:table-cell>
          <table:table-cell table:style-name="ce3" table:formula="of:=[.B130]+1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11, 49, 36, 0, 0, 2);">
            <text:p>insert into game_score (id, matchid, squad, goals, points, time_type) values (211, 49, 36, 0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212">
            <text:p>212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36">
            <text:p>36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12, 49, 36, 0, 0, 1);">
            <text:p>insert into game_score (id, matchid, squad, goals, points, time_type) values (212, 49, 36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13">
            <text:p>213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13, 49, 598, 2, 2, 2);">
            <text:p>insert into game_score (id, matchid, squad, goals, points, time_type) values (213, 49, 598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14">
            <text:p>214</text:p>
          </table:table-cell>
          <table:table-cell table:style-name="ce3" table:formula="of:=[.B134]" office:value-type="float" office:value="49">
            <text:p>4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14, 49, 598, 2, 0, 1);">
            <text:p>insert into game_score (id, matchid, squad, goals, points, time_type) values (214, 49, 598, 2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215">
            <text:p>215</text:p>
          </table:table-cell>
          <table:table-cell table:style-name="ce4" table:formula="of:=[.B134]+1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15, 50, 224, 0, 0, 2);">
            <text:p>insert into game_score (id, matchid, squad, goals, points, time_type) values (215, 50, 224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216">
            <text:p>216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16, 50, 224, 0, 0, 1);">
            <text:p>insert into game_score (id, matchid, squad, goals, points, time_type) values (216, 50, 224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17">
            <text:p>217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17, 50, 7097, 3, 2, 2);">
            <text:p>insert into game_score (id, matchid, squad, goals, points, time_type) values (217, 50, 7097, 3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18">
            <text:p>218</text:p>
          </table:table-cell>
          <table:table-cell table:style-name="ce4" table:formula="of:=[.B138]" office:value-type="float" office:value="50">
            <text:p>5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18, 50, 7097, 1, 0, 1);">
            <text:p>insert into game_score (id, matchid, squad, goals, points, time_type) values (218, 50, 7097, 1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219">
            <text:p>219</text:p>
          </table:table-cell>
          <table:table-cell table:style-name="ce3" table:formula="of:=[.B138]+1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19, 51, 7097, 0, 0, 2);">
            <text:p>insert into game_score (id, matchid, squad, goals, points, time_type) values (219, 51, 7097, 0, 0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220">
            <text:p>220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7097">
            <text:p>7097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20, 51, 7097, 0, 0, 1);">
            <text:p>insert into game_score (id, matchid, squad, goals, points, time_type) values (220, 51, 7097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21">
            <text:p>221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21, 51, 598, 1, 2, 2);">
            <text:p>insert into game_score (id, matchid, squad, goals, points, time_type) values (221, 51, 598, 1, 2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22">
            <text:p>222</text:p>
          </table:table-cell>
          <table:table-cell table:style-name="ce3" table:formula="of:=[.B142]" office:value-type="float" office:value="51">
            <text:p>5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22, 51, 598, 0, 0, 1);">
            <text:p>insert into game_score (id, matchid, squad, goals, points, time_type) values (222, 51, 598, 0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223">
            <text:p>223</text:p>
          </table:table-cell>
          <table:table-cell table:style-name="ce4" table:formula="of:=[.B142]+1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23, 52, 36, 2, 2, 2);">
            <text:p>insert into game_score (id, matchid, squad, goals, points, time_type) values (223, 52, 36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224">
            <text:p>224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24, 52, 36, 1, 0, 1);">
            <text:p>insert into game_score (id, matchid, squad, goals, points, time_type) values (224, 52, 36, 1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25">
            <text:p>225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25, 52, 224, 0, 0, 2);">
            <text:p>insert into game_score (id, matchid, squad, goals, points, time_type) values (225, 52, 224, 0, 0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26">
            <text:p>226</text:p>
          </table:table-cell>
          <table:table-cell table:style-name="ce4" table:formula="of:=[.B146]" office:value-type="float" office:value="52">
            <text:p>52</text:p>
          </table:table-cell>
          <table:table-cell table:style-name="ce4" office:value-type="float" office:value="224">
            <text:p>22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26, 52, 224, 0, 0, 1);">
            <text:p>insert into game_score (id, matchid, squad, goals, points, time_type) values (226, 52, 224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227">
            <text:p>227</text:p>
          </table:table-cell>
          <table:table-cell table:style-name="ce3" table:formula="of:=[.B146]+1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27, 53, 34, 0, 0, 2);">
            <text:p>insert into game_score (id, matchid, squad, goals, points, time_type) values (227, 53, 34, 0, 0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228">
            <text:p>228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28, 53, 34, 0, 0, 1);">
            <text:p>insert into game_score (id, matchid, squad, goals, points, time_type) values (228, 53, 34, 0, 0, 1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29">
            <text:p>229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229, 53, 48, 0, 0, 2);">
            <text:p>insert into game_score (id, matchid, squad, goals, points, time_type) values (229, 53, 48, 0, 0, 2);</text:p>
          </table:table-cell>
          <table:table-cell table:number-columns-repeated="1017"/>
        </table:table-row>
        <table:table-row table:style-name="ro2">
          <table:table-cell table:style-name="ce3" table:formula="of:=[.A152]+1" office:value-type="float" office:value="230">
            <text:p>230</text:p>
          </table:table-cell>
          <table:table-cell table:style-name="ce3" table:formula="of:=[.B150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230, 53, 48, 0, 0, 1);">
            <text:p>insert into game_score (id, matchid, squad, goals, points, time_type) values (230, 53, 48, 0, 0, 1);</text:p>
          </table:table-cell>
          <table:table-cell table:number-columns-repeated="1017"/>
        </table:table-row>
        <table:table-row table:style-name="ro2">
          <table:table-cell table:style-name="ce3" table:formula="of:=[.A153]+1" office:value-type="float" office:value="231">
            <text:p>231</text:p>
          </table:table-cell>
          <table:table-cell table:style-name="ce3" table:formula="of:=[.B151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231, 53, 34, 0, 1, 4);">
            <text:p>insert into game_score (id, matchid, squad, goals, points, time_type) values (231, 53, 34, 0, 1, 4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232">
            <text:p>232</text:p>
          </table:table-cell>
          <table:table-cell table:style-name="ce3" table:formula="of:=[.B152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232, 53, 34, 0, 0, 3);">
            <text:p>insert into game_score (id, matchid, squad, goals, points, time_type) values (232, 53, 34, 0, 0, 3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233">
            <text:p>233</text:p>
          </table:table-cell>
          <table:table-cell table:style-name="ce3" table:formula="of:=[.B153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233, 53, 48, 0, 1, 4);">
            <text:p>insert into game_score (id, matchid, squad, goals, points, time_type) values (233, 53, 48, 0, 1, 4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234">
            <text:p>234</text:p>
          </table:table-cell>
          <table:table-cell table:style-name="ce3" table:formula="of:=[.B154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234, 53, 48, 0, 0, 3);">
            <text:p>insert into game_score (id, matchid, squad, goals, points, time_type) values (234, 53, 48, 0, 0, 3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235">
            <text:p>235</text:p>
          </table:table-cell>
          <table:table-cell table:style-name="ce3" table:formula="of:=[.B155]" office:value-type="float" office:value="53">
            <text:p>53</text:p>
          </table:table-cell>
          <table:table-cell table:style-name="ce3" office:value-type="float" office:value="34">
            <text:p>3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235, 53, 34, 3, 0, 7);">
            <text:p>insert into game_score (id, matchid, squad, goals, points, time_type) values (235, 53, 34, 3, 0, 7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236">
            <text:p>236</text:p>
          </table:table-cell>
          <table:table-cell table:style-name="ce3" table:formula="of:=[.B156]" office:value-type="float" office:value="53">
            <text:p>53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236, 53, 48, 4, 0, 7);">
            <text:p>insert into game_score (id, matchid, squad, goals, points, time_type) values (236, 53, 48, 4, 0, 7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237">
            <text:p>237</text:p>
          </table:table-cell>
          <table:table-cell table:style-name="ce4" table:formula="of:=[.B150]+1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237, 54, 54, 5, 2, 2);">
            <text:p>insert into game_score (id, matchid, squad, goals, points, time_type) values (237, 54, 54, 5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238">
            <text:p>238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238, 54, 54, 3, 0, 1);">
            <text:p>insert into game_score (id, matchid, squad, goals, points, time_type) values (238, 54, 54, 3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239">
            <text:p>239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239, 54, 213, 0, 0, 2);">
            <text:p>insert into game_score (id, matchid, squad, goals, points, time_type) values (239, 54, 213, 0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240">
            <text:p>240</text:p>
          </table:table-cell>
          <table:table-cell table:style-name="ce4" table:formula="of:=[.B160]" office:value-type="float" office:value="54">
            <text:p>54</text:p>
          </table:table-cell>
          <table:table-cell table:style-name="ce4" office:value-type="float" office:value="213">
            <text:p>213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240, 54, 213, 0, 0, 1);">
            <text:p>insert into game_score (id, matchid, squad, goals, points, time_type) values (240, 54, 213, 0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241">
            <text:p>241</text:p>
          </table:table-cell>
          <table:table-cell table:style-name="ce3" table:formula="of:=[.B160]+1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241, 55, 595, 2, 0, 2);">
            <text:p>insert into game_score (id, matchid, squad, goals, points, time_type) values (241, 55, 595, 2, 0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242">
            <text:p>242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242, 55, 595, 2, 0, 1);">
            <text:p>insert into game_score (id, matchid, squad, goals, points, time_type) values (242, 55, 595, 2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243">
            <text:p>243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243, 55, 7097, 2, 0, 2);">
            <text:p>insert into game_score (id, matchid, squad, goals, points, time_type) values (243, 55, 7097, 2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244">
            <text:p>244</text:p>
          </table:table-cell>
          <table:table-cell table:style-name="ce3" table:formula="of:=[.B164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244, 55, 7097, 1, 0, 1);">
            <text:p>insert into game_score (id, matchid, squad, goals, points, time_type) values (244, 55, 7097, 1, 0, 1);</text:p>
          </table:table-cell>
          <table:table-cell table:number-columns-repeated="1017"/>
        </table:table-row>
        <table:table-row table:style-name="ro2">
          <table:table-cell table:style-name="ce3" table:formula="of:=[.A167]+1" office:value-type="float" office:value="245">
            <text:p>245</text:p>
          </table:table-cell>
          <table:table-cell table:style-name="ce3" table:formula="of:=[.B165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245, 55, 595, 2, 1, 4);">
            <text:p>insert into game_score (id, matchid, squad, goals, points, time_type) values (245, 55, 595, 2, 1, 4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246">
            <text:p>246</text:p>
          </table:table-cell>
          <table:table-cell table:style-name="ce3" table:formula="of:=[.B166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246, 55, 595, 2, 0, 3);">
            <text:p>insert into game_score (id, matchid, squad, goals, points, time_type) values (246, 55, 595, 2, 0, 3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247">
            <text:p>247</text:p>
          </table:table-cell>
          <table:table-cell table:style-name="ce3" table:formula="of:=[.B167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247, 55, 7097, 2, 1, 4);">
            <text:p>insert into game_score (id, matchid, squad, goals, points, time_type) values (247, 55, 7097, 2, 1, 4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248">
            <text:p>248</text:p>
          </table:table-cell>
          <table:table-cell table:style-name="ce3" table:formula="of:=[.B168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248, 55, 7097, 2, 0, 3);">
            <text:p>insert into game_score (id, matchid, squad, goals, points, time_type) values (248, 55, 7097, 2, 0, 3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249">
            <text:p>249</text:p>
          </table:table-cell>
          <table:table-cell table:style-name="ce3" table:formula="of:=[.B169]" office:value-type="float" office:value="55">
            <text:p>55</text:p>
          </table:table-cell>
          <table:table-cell table:style-name="ce3" office:value-type="float" office:value="595">
            <text:p>59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49, 55, 595, 5, 0, 7);">
            <text:p>insert into game_score (id, matchid, squad, goals, points, time_type) values (249, 55, 595, 5, 0, 7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0">
            <text:p>250</text:p>
          </table:table-cell>
          <table:table-cell table:style-name="ce3" table:formula="of:=[.B170]" office:value-type="float" office:value="55">
            <text:p>55</text:p>
          </table:table-cell>
          <table:table-cell table:style-name="ce3" office:value-type="float" office:value="7097">
            <text:p>709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0, 55, 7097, 6, 0, 7);">
            <text:p>insert into game_score (id, matchid, squad, goals, points, time_type) values (250, 55, 7097, 6, 0, 7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251">
            <text:p>251</text:p>
          </table:table-cell>
          <table:table-cell table:style-name="ce4" table:formula="of:=[.B164]+1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1, 56, 598, 0, 0, 2);">
            <text:p>insert into game_score (id, matchid, squad, goals, points, time_type) values (251, 56, 598, 0, 0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252">
            <text:p>252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2, 56, 598, 0, 0, 1);">
            <text:p>insert into game_score (id, matchid, squad, goals, points, time_type) values (252, 56, 598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3">
            <text:p>253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3, 56, 351, 0, 0, 2);">
            <text:p>insert into game_score (id, matchid, squad, goals, points, time_type) values (253, 56, 351, 0, 0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4">
            <text:p>254</text:p>
          </table:table-cell>
          <table:table-cell table:style-name="ce4" table:formula="of:=[.B174]" office:value-type="float" office:value="56">
            <text:p>56</text:p>
          </table:table-cell>
          <table:table-cell table:style-name="ce4" office:value-type="float" office:value="251">
            <text:p>2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4, 56, 251, 0, 0, 1);">
            <text:p>insert into game_score (id, matchid, squad, goals, points, time_type) values (254, 56, 251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5">
            <text:p>255</text:p>
          </table:table-cell>
          <table:table-cell table:style-name="ce4" table:formula="of:=[.B175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5, 56, 598, 1, 2, 4);">
            <text:p>insert into game_score (id, matchid, squad, goals, points, time_type) values (255, 56, 598, 1, 2, 4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56">
            <text:p>256</text:p>
          </table:table-cell>
          <table:table-cell table:style-name="ce4" table:formula="of:=[.B176]" office:value-type="float" office:value="56">
            <text:p>56</text:p>
          </table:table-cell>
          <table:table-cell table:style-name="ce4" office:value-type="float" office:value="598">
            <text:p>5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56, 56, 598, 1, 0, 3);">
            <text:p>insert into game_score (id, matchid, squad, goals, points, time_type) values (256, 56, 598, 1, 0, 3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257">
            <text:p>257</text:p>
          </table:table-cell>
          <table:table-cell table:style-name="ce4" table:formula="of:=[.B177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57, 56, 351, 0, 0, 4);">
            <text:p>insert into game_score (id, matchid, squad, goals, points, time_type) values (257, 56, 351, 0, 0, 4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258">
            <text:p>258</text:p>
          </table:table-cell>
          <table:table-cell table:style-name="ce4" table:formula="of:=[.B178]" office:value-type="float" office:value="56">
            <text:p>56</text:p>
          </table:table-cell>
          <table:table-cell table:style-name="ce4" office:value-type="float" office:value="351">
            <text:p>351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58, 56, 351, 0, 0, 3);">
            <text:p>insert into game_score (id, matchid, squad, goals, points, time_type) values (258, 56, 351, 0, 0, 3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59">
            <text:p>259</text:p>
          </table:table-cell>
          <table:table-cell table:style-name="ce3" table:formula="of:=[.B174]+1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59, 57, 54, 2, 2, 2);">
            <text:p>insert into game_score (id, matchid, squad, goals, points, time_type) values (259, 57, 54, 2, 2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0">
            <text:p>260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4">
            <text:p>54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0, 57, 54, 0, 0, 1);">
            <text:p>insert into game_score (id, matchid, squad, goals, points, time_type) values (260, 57, 54, 0, 0, 1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261">
            <text:p>261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1, 57, 598, 0, 0, 2);">
            <text:p>insert into game_score (id, matchid, squad, goals, points, time_type) values (261, 57, 598, 0, 0, 2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262">
            <text:p>262</text:p>
          </table:table-cell>
          <table:table-cell table:style-name="ce3" table:formula="of:=[.B182]" office:value-type="float" office:value="57">
            <text:p>5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2, 57, 598, 0, 0, 1);">
            <text:p>insert into game_score (id, matchid, squad, goals, points, time_type) values (262, 57, 598, 0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3">
            <text:p>263</text:p>
          </table:table-cell>
          <table:table-cell table:style-name="ce4" table:formula="of:=[.B182]+1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3, 58, 48, 0, 0, 2);">
            <text:p>insert into game_score (id, matchid, squad, goals, points, time_type) values (263, 58, 48, 0, 0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4">
            <text:p>264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48">
            <text:p>48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4, 58, 48, 0, 0, 1);">
            <text:p>insert into game_score (id, matchid, squad, goals, points, time_type) values (264, 58, 48, 0, 0, 1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265">
            <text:p>265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5, 58, 7097, 1, 2, 2);">
            <text:p>insert into game_score (id, matchid, squad, goals, points, time_type) values (265, 58, 7097, 1, 2, 2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266">
            <text:p>266</text:p>
          </table:table-cell>
          <table:table-cell table:style-name="ce4" table:formula="of:=[.B186]" office:value-type="float" office:value="58">
            <text:p>58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66, 58, 7097, 0, 0, 1);">
            <text:p>insert into game_score (id, matchid, squad, goals, points, time_type) values (266, 58, 7097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67">
            <text:p>267</text:p>
          </table:table-cell>
          <table:table-cell table:style-name="ce3" table:formula="of:=[.B186]+1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67, 59, 598, 1, 0, 2);">
            <text:p>insert into game_score (id, matchid, squad, goals, points, time_type) values (267, 59, 598, 1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68">
            <text:p>268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68, 59, 598, 1, 0, 1);">
            <text:p>insert into game_score (id, matchid, squad, goals, points, time_type) values (268, 59, 598, 1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269">
            <text:p>269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69, 59, 48, 1, 0, 2);">
            <text:p>insert into game_score (id, matchid, squad, goals, points, time_type) values (269, 59, 48, 1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270">
            <text:p>270</text:p>
          </table:table-cell>
          <table:table-cell table:style-name="ce3" table:formula="of:=[.B190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0, 59, 48, 1, 0, 1);">
            <text:p>insert into game_score (id, matchid, squad, goals, points, time_type) values (270, 59, 48, 1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271">
            <text:p>271</text:p>
          </table:table-cell>
          <table:table-cell table:style-name="ce3" table:formula="of:=[.B191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1, 59, 598, 1, 1, 4);">
            <text:p>insert into game_score (id, matchid, squad, goals, points, time_type) values (271, 59, 598, 1, 1, 4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272">
            <text:p>272</text:p>
          </table:table-cell>
          <table:table-cell table:style-name="ce3" table:formula="of:=[.B192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2, 59, 598, 1, 0, 3);">
            <text:p>insert into game_score (id, matchid, squad, goals, points, time_type) values (272, 59, 598, 1, 0, 3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3">
            <text:p>273</text:p>
          </table:table-cell>
          <table:table-cell table:style-name="ce3" table:formula="of:=[.B193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number-columns-repeated="2" table:style-name="ce7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3, 59, 48, 1, 1, 4);">
            <text:p>insert into game_score (id, matchid, squad, goals, points, time_type) values (273, 59, 48, 1, 1, 4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4">
            <text:p>274</text:p>
          </table:table-cell>
          <table:table-cell table:style-name="ce3" table:formula="of:=[.B194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4, 59, 48, 1, 0, 3);">
            <text:p>insert into game_score (id, matchid, squad, goals, points, time_type) values (274, 59, 48, 1, 0, 3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5">
            <text:p>275</text:p>
          </table:table-cell>
          <table:table-cell table:style-name="ce3" table:formula="of:=[.B195]" office:value-type="float" office:value="59">
            <text:p>59</text:p>
          </table:table-cell>
          <table:table-cell table:style-name="ce3" office:value-type="float" office:value="598">
            <text:p>59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5, 59, 598, 5, 0, 7);">
            <text:p>insert into game_score (id, matchid, squad, goals, points, time_type) values (275, 59, 598, 5, 0, 7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76">
            <text:p>276</text:p>
          </table:table-cell>
          <table:table-cell table:style-name="ce3" table:formula="of:=[.B196]" office:value-type="float" office:value="59">
            <text:p>59</text:p>
          </table:table-cell>
          <table:table-cell table:style-name="ce3" office:value-type="float" office:value="48">
            <text:p>4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76, 59, 48, 3, 0, 7);">
            <text:p>insert into game_score (id, matchid, squad, goals, points, time_type) values (276, 59, 48, 3, 0, 7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77">
            <text:p>277</text:p>
          </table:table-cell>
          <table:table-cell table:style-name="ce4" table:formula="of:=[.B190]+1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77, 60, 54, 3, 2, 2);">
            <text:p>insert into game_score (id, matchid, squad, goals, points, time_type) values (277, 60, 54, 3, 2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78">
            <text:p>278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78, 60, 54, 0, 0, 1);">
            <text:p>insert into game_score (id, matchid, squad, goals, points, time_type) values (278, 60, 54, 0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79">
            <text:p>279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79, 60, 7097, 1, 0, 2);">
            <text:p>insert into game_score (id, matchid, squad, goals, points, time_type) values (279, 60, 7097, 1, 0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0">
            <text:p>280</text:p>
          </table:table-cell>
          <table:table-cell table:style-name="ce4" table:formula="of:=[.B200]" office:value-type="float" office:value="60">
            <text:p>60</text:p>
          </table:table-cell>
          <table:table-cell table:style-name="ce4" office:value-type="float" office:value="7097">
            <text:p>7097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0, 60, 7097, 0, 0, 1);">
            <text:p>insert into game_score (id, matchid, squad, goals, points, time_type) values (280, 60, 7097, 0, 0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1/04/2017</text:date>, <text:time>23:40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4-01T23:40:22</dc:date>
    <dc:creator>Esdras Salazar</dc:creator>
    <meta:editing-duration>PT2H13M52S</meta:editing-duration>
    <meta:editing-cycles>9</meta:editing-cycles>
    <meta:document-statistic meta:table-count="2" meta:cell-count="2516" meta:object-count="0"/>
  </office:meta>
</office:document-meta>
</file>